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F" svg:font-family="" style:font-family-generic="roman"/>
    <style:font-face style:name="Times-Roman" svg:font-family="Times-Roman" style:font-family-generic="roman"/>
    <style:font-face style:name="Arial" svg:font-family="Arial" style:font-family-generic="swiss"/>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3" style:family="table-column">
      <style:table-column-properties fo:break-before="auto" style:column-width="6.525cm"/>
    </style:style>
    <style:style style:name="co15" style:family="table-column">
      <style:table-column-properties fo:break-before="auto" style:column-width="9.934cm"/>
    </style:style>
    <style:style style:name="co16" style:family="table-column">
      <style:table-column-properties fo:break-before="auto" style:column-width="4.383cm"/>
    </style:style>
    <style:style style:name="co1" style:family="table-column">
      <style:table-column-properties fo:break-before="auto" style:column-width="2.267cm"/>
    </style:style>
    <style:style style:name="co14" style:family="table-column">
      <style:table-column-properties fo:break-before="auto" style:column-width="8.301cm"/>
    </style:style>
    <style:style style:name="co6" style:family="table-column">
      <style:table-column-properties fo:break-before="auto" style:column-width="6.258cm"/>
    </style:style>
    <style:style style:name="co7" style:family="table-column">
      <style:table-column-properties fo:break-before="auto" style:column-width="7.004cm"/>
    </style:style>
    <style:style style:name="co8" style:family="table-column">
      <style:table-column-properties fo:break-before="auto" style:column-width="5.937cm"/>
    </style:style>
    <style:style style:name="co9" style:family="table-column">
      <style:table-column-properties fo:break-before="auto" style:column-width="1.332cm"/>
    </style:style>
    <style:style style:name="co10" style:family="table-column">
      <style:table-column-properties fo:break-before="auto" style:column-width="8.657cm"/>
    </style:style>
    <style:style style:name="co11" style:family="table-column">
      <style:table-column-properties fo:break-before="auto" style:column-width="15.718cm"/>
    </style:style>
    <style:style style:name="co12" style:family="table-column">
      <style:table-column-properties fo:break-before="auto" style:column-width="1.647cm"/>
    </style:style>
    <style:style style:name="co17" style:family="table-column">
      <style:table-column-properties fo:break-before="auto" style:column-width="2.191cm"/>
    </style:style>
    <style:style style:name="co18" style:family="table-column">
      <style:table-column-properties fo:break-before="auto" style:column-width="1.859cm"/>
    </style:style>
    <style:style style:name="co19" style:family="table-column">
      <style:table-column-properties fo:break-before="auto" style:column-width="2.358cm"/>
    </style:style>
    <style:style style:name="ro5"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4" style:family="table-row">
      <style:table-row-properties style:row-height="0.473cm" fo:break-before="auto" style:use-optimal-row-height="true"/>
    </style:style>
    <style:style style:name="ro15" style:family="table-row">
      <style:table-row-properties style:row-height="0.499cm" fo:break-before="auto" style:use-optimal-row-height="true"/>
    </style:style>
    <style:style style:name="ro3" style:family="table-row">
      <style:table-row-properties style:row-height="0.432cm" fo:break-before="auto" style:use-optimal-row-height="true"/>
    </style:style>
    <style:style style:name="ro8" style:family="table-row">
      <style:table-row-properties style:row-height="0.921cm" fo:break-before="auto" style:use-optimal-row-height="false"/>
    </style:style>
    <style:style style:name="ro9" style:family="table-row">
      <style:table-row-properties style:row-height="2.157cm" fo:break-before="auto" style:use-optimal-row-height="true"/>
    </style:style>
    <style:style style:name="ro10" style:family="table-row">
      <style:table-row-properties style:row-height="1.737cm" fo:break-before="auto" style:use-optimal-row-height="true"/>
    </style:style>
    <style:style style:name="ro11" style:family="table-row">
      <style:table-row-properties style:row-height="1.316cm" fo:break-before="auto" style:use-optimal-row-height="true"/>
    </style:style>
    <style:style style:name="ro12" style:family="table-row">
      <style:table-row-properties style:row-height="2.579cm" fo:break-before="auto" style:use-optimal-row-height="true"/>
    </style:style>
    <style:style style:name="ro13" style:family="table-row">
      <style:table-row-properties style:row-height="1.369cm" fo:break-before="auto" style:use-optimal-row-height="false"/>
    </style:style>
    <style:style style:name="ro14" style:family="table-row">
      <style:table-row-properties style:row-height="2.29cm" fo:break-before="auto" style:use-optimal-row-height="true"/>
    </style:style>
    <style:style style:name="ro16" style:family="table-row">
      <style:table-row-properties style:row-height="1.947cm" fo:break-before="auto" style:use-optimal-row-height="true"/>
    </style:style>
    <style:style style:name="ro17" style:family="table-row">
      <style:table-row-properties style:row-height="3.42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70" style:family="table-cell" style:parent-style-name="Default">
      <style:table-cell-properties style:text-align-source="fix" style:repeat-content="false" style:vertical-align="middle"/>
      <style:paragraph-properties fo:text-align="center"/>
    </style:style>
    <style:style style:name="ce57"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7"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able-cell-properties fo:background-color="transparent"/>
      <style:text-properties fo:color="#008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6"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4"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5" style:family="table-cell" style:parent-style-name="Default">
      <style:text-properties style:text-outline="false" style:text-line-through-style="none"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9" style:family="table-cell" style:parent-style-name="Default">
      <style:table-cell-properties fo:background-color="#ffff00"/>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1"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2" style:family="table-cell" style:parent-style-name="Default">
      <style:text-properties fo:color="#008000"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ext-properties fo:color="#008000" style:text-outline="false" style:text-line-through-styl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5" style:family="table-cell" style:parent-style-name="Default">
      <style:table-cell-properties fo:background-color="transparent"/>
      <style:text-properties fo:color="#00ff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6" style:family="table-cell" style:parent-style-name="Default">
      <style:table-cell-properties fo:background-color="transparent"/>
      <style:text-properties fo:color="#0000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8"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9" style:family="table-cell" style:parent-style-name="Default">
      <style:table-cell-properties fo:background-color="transparent" fo:wrap-option="wrap"/>
      <style:text-properties style:use-window-font-color="true"/>
    </style:style>
    <style:style style:name="ce71" style:family="table-cell" style:parent-style-name="Default">
      <style:table-cell-properties fo:background-color="transparent"/>
    </style:style>
    <style:style style:name="ce20" style:family="table-cell" style:parent-style-name="Default">
      <style:table-cell-properties fo:wrap-option="wrap"/>
      <style:text-properties style:font-name="Arial" fo:font-size="10pt" style:font-size-asian="10pt" style:font-size-complex="10pt"/>
    </style:style>
    <style:style style:name="ce21" style:family="table-cell" style:parent-style-name="Default">
      <style:table-cell-properties fo:wrap-option="wrap"/>
      <style:text-properties fo:color="#c5000b" style:font-name="Arial" fo:font-size="10pt" style:font-size-asian="10pt" style:font-size-complex="10pt"/>
    </style:style>
    <style:style style:name="ce22" style:family="table-cell" style:parent-style-name="Default">
      <style:table-cell-properties fo:wrap-option="wrap"/>
      <style:text-properties fo:color="#008000" style:font-name="Arial" fo:font-size="10pt" style:font-size-asian="10pt" style:font-size-complex="10pt"/>
    </style:style>
    <style:style style:name="ce23" style:family="table-cell" style:parent-style-name="Default">
      <style:table-cell-properties fo:background-color="#ffff00" fo:wrap-option="wrap"/>
      <style:text-properties style:font-name="Arial" fo:font-size="10pt" style:font-size-asian="10pt" style:font-size-complex="10pt"/>
    </style:style>
    <style:style style:name="ce24" style:family="table-cell" style:parent-style-name="Default">
      <style:text-properties style:font-name="Arial" fo:font-size="10pt" style:font-size-asian="10pt" style:font-size-complex="10pt"/>
    </style:style>
    <style:style style:name="ce25" style:family="table-cell" style:parent-style-name="Default">
      <style:table-cell-properties fo:border="0.002cm solid #000000"/>
      <style:text-properties style:font-name="Arial" fo:font-size="10pt" style:font-size-asian="10pt" style:font-size-complex="10pt"/>
    </style:style>
    <style:style style:name="ce26" style:family="table-cell" style:parent-style-name="Default">
      <style:table-cell-properties fo:border="0.002cm solid #000000"/>
    </style:style>
    <style:style style:name="ce27"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28"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29"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30"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31" style:family="table-cell" style:parent-style-name="Default">
      <style:table-cell-properties fo:border="0.002cm solid #000000"/>
      <style:text-properties fo:color="#008000" style:font-name="Arial" fo:font-size="10pt" style:font-size-asian="10pt" style:font-size-complex="10pt"/>
    </style:style>
    <style:style style:name="ce32" style:family="table-cell" style:parent-style-name="Default">
      <style:table-cell-properties fo:wrap-option="no-wrap"/>
      <style:text-properties style:font-name="Arial" fo:font-size="10pt" style:font-size-asian="10pt" style:font-size-complex="10pt"/>
    </style:style>
    <style:style style:name="ce33" style:family="table-cell" style:parent-style-name="Default">
      <style:table-cell-properties fo:wrap-option="wrap" fo:border="0.002cm solid #000000"/>
      <style:text-properties style:font-name="Arial" fo:font-size="10pt" style:font-size-asian="10pt" style:font-size-complex="10pt"/>
    </style:style>
    <style:style style:name="ce34"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5"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6"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7" style:family="table-cell" style:parent-style-name="Default">
      <style:table-cell-properties fo:wrap-option="wrap" fo:border="0.002cm solid #000000"/>
      <style:text-properties fo:color="#008000" style:font-name="Arial" fo:font-size="10pt" style:font-size-asian="10pt" style:font-size-complex="10pt"/>
    </style:style>
    <style:style style:name="ce38"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39"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40"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41"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2"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43"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4"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45"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46"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47" style:family="table-cell" style:parent-style-name="Default">
      <style:table-cell-properties fo:background-color="#00dcff"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48"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49"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50"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51" style:family="table-cell" style:parent-style-name="Default">
      <style:table-cell-properties style:text-align-source="fix" style:repeat-content="false" fo:wrap-option="wrap" fo:border="0.002cm solid #000000" style:vertical-align="middle"/>
      <style:paragraph-properties fo:text-align="center"/>
    </style:style>
    <style:style style:name="ce52"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72"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73"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74"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75"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76"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77"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78" style:family="table-cell" style:parent-style-name="Default">
      <style:table-cell-properties style:text-align-source="fix" style:repeat-content="false" fo:background-color="transparent" fo:wrap-option="wrap" fo:border="0.002cm solid #000000" style:vertical-align="middle"/>
      <style:paragraph-properties fo:text-align="center" fo:margin-left="0cm"/>
      <style:text-properties fo:color="#008000" style:font-name="Arial" fo:font-size="10pt" style:font-size-asian="10pt" style:font-size-complex="10pt"/>
    </style:style>
    <style:style style:name="ce79" style:family="table-cell" style:parent-style-name="Default">
      <style:table-cell-properties style:text-align-source="fix" style:repeat-content="false" fo:border="0.002cm solid #000000" style:vertical-align="middle"/>
      <style:paragraph-properties fo:text-align="center"/>
    </style:style>
    <style:style style:name="ce80"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81"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82"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83"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84"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85"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86" style:family="table-cell" style:parent-style-name="Default">
      <style:text-properties style:use-window-font-color="true"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4.5pt" style:language-complex="en" style:country-complex="US" style:font-style-complex="normal" style:font-weight-complex="normal" style:text-emphasize="none" style:font-relief="none" style:text-overline-style="none" style:text-overline-color="font-color"/>
    </style:style>
    <style:style style:name="ce87" style:family="table-cell" style:parent-style-name="Default">
      <style:table-cell-properties style:text-align-source="fix" style:repeat-content="false" fo:border="0.002cm solid #000000" style:vertical-align="middle"/>
      <style:paragraph-properties fo:text-align="center"/>
      <style:text-properties style:use-window-font-color="true"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background-color="transparent" fo:border="0.002cm solid #000000" style:vertical-align="middle"/>
      <style:paragraph-properties fo:text-align="center"/>
      <style:text-properties style:font-name="Arial" fo:font-size="10pt" style:font-size-asian="10pt" style:font-size-complex="10pt"/>
    </style:style>
    <style:style style:name="ce89" style:family="table-cell" style:parent-style-name="Default" style:data-style-name="N10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0" style:family="table-cell" style:parent-style-name="Default">
      <style:table-cell-properties fo:background-color="transparent" fo:wrap-option="wrap" fo:border="0.002cm solid #000000"/>
      <style:text-properties style:use-window-font-color="true"/>
    </style:style>
    <style:style style:name="ce91"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start"/>
      <style:text-properties style:font-name="Arial" fo:font-size="10pt" style:font-size-asian="10pt" style:font-size-complex="10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8" style:family="text">
      <style:text-properties fo:font-size="12pt"/>
    </style:style>
    <style:style style:name="T9"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10" style:family="text">
      <style:text-properties fo:font-size="10pt" fo:language="en" fo:country="GB" style:font-size-asian="10pt" style:language-asian="en" style:country-asian="US" style:font-name-complex="Times New Roman" style:font-size-complex="5.69999980926514pt" style:language-complex="ar" style:country-complex="SA"/>
    </style:style>
  </office:automatic-styles>
  <office:body>
    <office:spreadsheet>
      <table:table table:name="Operations" table:style-name="ta1">
        <table:table-column table:style-name="co1" table:default-cell-style-name="ce24"/>
        <table:table-column table:style-name="co6"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4"/>
        <table:table-column table:style-name="co11" table:default-cell-style-name="ce20"/>
        <table:table-column table:style-name="co12" table:default-cell-style-name="ce20"/>
        <table:table-column table:style-name="co12" table:default-cell-style-name="ce24"/>
        <table:table-column table:style-name="co17" table:number-columns-repeated="2" table:default-cell-style-name="ce24"/>
        <table:table-column table:style-name="co18" table:number-columns-repeated="3" table:default-cell-style-name="ce24"/>
        <table:table-column table:style-name="co19" table:default-cell-style-name="ce24"/>
        <table:table-column table:style-name="co1" table:number-columns-repeated="1009" table:default-cell-style-name="ce24"/>
        <table:table-row table:style-name="ro2">
          <table:table-cell table:style-name="ce20" office:value-type="string">
            <text:p>Colors meanings:</text:p>
          </table:table-cell>
          <table:table-cell table:number-columns-repeated="2"/>
          <table:table-cell table:style-name="Default" table:number-columns-repeated="2"/>
          <table:table-cell table:number-columns-repeated="1019"/>
        </table:table-row>
        <table:table-row table:style-name="ro4">
          <table:table-cell table:style-name="ce20" office:value-type="string">
            <text:p>Operation</text:p>
          </table:table-cell>
          <table:table-cell table:style-name="ce32" office:value-type="string">
            <text:p>An operation has not been implemented yet</text:p>
          </table:table-cell>
          <table:table-cell/>
          <table:table-cell table:style-name="Default" table:number-columns-repeated="2"/>
          <table:table-cell table:number-columns-repeated="1019"/>
        </table:table-row>
        <table:table-row table:style-name="ro4">
          <table:table-cell table:style-name="ce21" office:value-type="string">
            <text:p>Operation</text:p>
          </table:table-cell>
          <table:table-cell table:style-name="ce32" office:value-type="string">
            <text:p>Only interfaces are implemented (so not implementd yet)</text:p>
          </table:table-cell>
          <table:table-cell/>
          <table:table-cell table:style-name="Default" table:number-columns-repeated="2"/>
          <table:table-cell table:number-columns-repeated="1019"/>
        </table:table-row>
        <table:table-row table:style-name="ro4">
          <table:table-cell table:style-name="ce22" office:value-type="string">
            <text:p>Operation</text:p>
          </table:table-cell>
          <table:table-cell table:style-name="ce32" office:value-type="string">
            <text:p>Fully implemented</text:p>
          </table:table-cell>
          <table:table-cell/>
          <table:table-cell table:style-name="Default" table:number-columns-repeated="2"/>
          <table:table-cell table:number-columns-repeated="1019"/>
        </table:table-row>
        <table:table-row table:style-name="ro4">
          <table:table-cell table:style-name="ce23" office:value-type="string">
            <text:p>Operation</text:p>
          </table:table-cell>
          <table:table-cell table:style-name="ce32" office:value-type="string">
            <text:p>An operation is being implemented now</text:p>
          </table:table-cell>
          <table:table-cell table:number-columns-repeated="2"/>
          <table:table-cell table:style-name="ce32"/>
          <table:table-cell table:number-columns-repeated="1019"/>
        </table:table-row>
        <table:table-row table:style-name="ro5">
          <table:table-cell table:number-columns-repeated="4"/>
          <table:table-cell table:style-name="ce32"/>
          <table:table-cell table:number-columns-repeated="1019"/>
        </table:table-row>
        <table:table-row table:style-name="ro5">
          <table:table-cell table:number-columns-repeated="1024"/>
        </table:table-row>
        <table:table-row table:style-name="ro8">
          <table:table-cell office:value-type="string">
            <text:p>This table shows the Service's from 3GPP TS 29.002 and messages included in those service with description of each</text:p>
          </table:table-cell>
          <table:table-cell table:number-columns-repeated="1023"/>
        </table:table-row>
        <table:table-row table:style-name="ro4">
          <table:table-cell table:style-name="ce25" office:value-type="string" table:number-columns-spanned="1" table:number-rows-spanned="2">
            <text:p>S. No</text:p>
          </table:table-cell>
          <table:table-cell table:style-name="ce33" office:value-type="string" table:number-columns-spanned="1" table:number-rows-spanned="2">
            <text:p>Head</text:p>
          </table:table-cell>
          <table:table-cell table:style-name="ce33" office:value-type="string" table:number-columns-spanned="1" table:number-rows-spanned="2">
            <text:p>Service</text:p>
          </table:table-cell>
          <table:table-cell table:style-name="ce33" office:value-type="string" table:number-columns-spanned="1" table:number-rows-spanned="2">
            <text:p>Application context name</text:p>
          </table:table-cell>
          <table:table-cell table:style-name="ce33" office:value-type="string" table:number-columns-spanned="1" table:number-rows-spanned="2">
            <text:p>ACN value</text:p>
          </table:table-cell>
          <table:table-cell table:style-name="ce25" office:value-type="string" table:number-columns-spanned="1" table:number-rows-spanned="2">
            <text:p>Message</text:p>
          </table:table-cell>
          <table:table-cell table:style-name="ce33" office:value-type="string" table:number-columns-spanned="1" table:number-rows-spanned="2">
            <text:p>Description</text:p>
          </table:table-cell>
          <table:table-cell table:style-name="ce38" office:value-type="string" table:number-columns-spanned="4" table:number-rows-spanned="1">
            <text:p>Operation codes</text:p>
          </table:table-cell>
          <table:covered-table-cell table:number-columns-repeated="3" table:style-name="ce27"/>
          <table:table-cell table:style-name="ce27"/>
          <table:table-cell table:style-name="ce27" office:value-type="string" table:number-columns-spanned="1" table:number-rows-spanned="2">
            <text:p>Timer</text:p>
          </table:table-cell>
          <table:table-cell table:style-name="ce52" office:value-type="string" table:number-columns-spanned="1" table:number-rows-spanned="2">
            <text:p>Operation class</text:p>
          </table:table-cell>
          <table:table-cell table:style-name="ce90" office:value-type="string" table:number-columns-spanned="1" table:number-rows-spanned="2">
            <text:p>XML Serialisation</text:p>
          </table:table-cell>
          <table:table-cell table:number-columns-repeated="1009"/>
        </table:table-row>
        <table:table-row table:style-name="ro4">
          <table:covered-table-cell table:number-columns-repeated="2" table:style-name="ce26"/>
          <table:covered-table-cell table:number-columns-repeated="2" table:style-name="ce33"/>
          <table:covered-table-cell table:number-columns-repeated="3" table:style-name="ce26"/>
          <table:table-cell table:style-name="ce51" office:value-type="string">
            <text:p>MAP V1</text:p>
          </table:table-cell>
          <table:table-cell table:style-name="ce79" office:value-type="string">
            <text:p>MAP V2</text:p>
          </table:table-cell>
          <table:table-cell table:style-name="ce79" office:value-type="string">
            <text:p>MAP V3</text:p>
          </table:table-cell>
          <table:table-cell table:style-name="ce79" office:value-type="string">
            <text:p>MAP V4</text:p>
          </table:table-cell>
          <table:table-cell table:style-name="ce86" office:value-type="string">
            <text:p>Acronym</text:p>
          </table:table-cell>
          <table:covered-table-cell table:number-columns-repeated="3" table:style-name="ce79"/>
          <table:table-cell table:number-columns-repeated="1009"/>
        </table:table-row>
        <table:table-row table:style-name="ro4">
          <table:table-cell table:style-name="ce27" office:value-type="float" office:value="8">
            <text:p>8</text:p>
          </table:table-cell>
          <table:table-cell table:style-name="ce33" office:value-type="string">
            <text:p>Mobility</text:p>
          </table:table-cell>
          <table:table-cell table:style-name="ce33"/>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4">
          <table:table-cell table:style-name="ce27" office:value-type="float" office:value="8.1">
            <text:p>8,1</text:p>
          </table:table-cell>
          <table:table-cell table:style-name="ce33"/>
          <table:table-cell table:style-name="ce33" office:value-type="string">
            <text:p>Location Management Service</text:p>
          </table:table-cell>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4">
          <table:table-cell table:style-name="ce28"/>
          <table:table-cell table:style-name="ce33" table:number-columns-repeated="2"/>
          <table:table-cell table:style-name="ce38" office:value-type="string">
            <text:p>networkLocUpContext</text:p>
          </table:table-cell>
          <table:table-cell table:style-name="ce38" office:value-type="float" office:value="1">
            <text:p>1</text:p>
          </table:table-cell>
          <table:table-cell table:style-name="ce34" office:value-type="string">
            <text:p>MAP_UPDATE_LOCATION</text:p>
          </table:table-cell>
          <table:table-cell table:style-name="ce35" office:value-type="string">
            <text:p><text:s/>This service is used by the VLR to update the location information stored in the HLR.</text:p>
          </table:table-cell>
          <table:table-cell table:style-name="ce72" office:value-type="string" table:number-columns-spanned="3" table:number-rows-spanned="1">
            <text:p>updateLocation - 2</text:p>
          </table:table-cell>
          <table:covered-table-cell table:number-columns-repeated="2" table:style-name="ce52"/>
          <table:table-cell table:style-name="ce52"/>
          <table:table-cell table:style-name="ce87" office:value-type="string">
            <text:p>UL</text:p>
          </table:table-cell>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4">
          <table:table-cell table:style-name="ce27"/>
          <table:table-cell table:style-name="ce33" table:number-columns-repeated="2"/>
          <table:table-cell table:style-name="ce38" office:value-type="string">
            <text:p>locationCancellationContext</text:p>
          </table:table-cell>
          <table:table-cell table:style-name="ce38" office:value-type="float" office:value="2">
            <text:p>2</text:p>
          </table:table-cell>
          <table:table-cell table:style-name="ce34" office:value-type="string">
            <text:p>MAP_CANCEL_LOCATION</text:p>
          </table:table-cell>
          <table:table-cell table:style-name="ce35" office:value-type="string">
            <text:p><text:s/>This service is used between HLR and VLR to delete a subscriber record from the VLR</text:p>
          </table:table-cell>
          <table:table-cell table:style-name="ce72" office:value-type="string" table:number-columns-spanned="3" table:number-rows-spanned="1">
            <text:p>cancelLocation - 3</text:p>
          </table:table-cell>
          <table:covered-table-cell table:number-columns-repeated="2" table:style-name="ce52"/>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2">
          <table:table-cell table:style-name="ce27"/>
          <table:table-cell table:style-name="ce33" table:number-columns-repeated="2"/>
          <table:table-cell table:style-name="ce38" office:value-type="string">
            <text:p>interVlrInfoRetrievalContext</text:p>
          </table:table-cell>
          <table:table-cell table:style-name="ce38" office:value-type="float" office:value="15">
            <text:p>15</text:p>
          </table:table-cell>
          <table:table-cell table:style-name="ce34" office:value-type="string">
            <text:p>MAP_SEND_IDENTIFICATION</text:p>
          </table:table-cell>
          <table:table-cell table:style-name="ce33" office:value-type="string">
            <text:p>This service is used between a VLR and a previous VLR to retrieve IMSI and</text:p>
            <text:p>authentication data for a subscriber registering afresh in that VLR</text:p>
          </table:table-cell>
          <table:table-cell table:style-name="ce52"/>
          <table:table-cell table:style-name="ce72" office:value-type="string" table:number-columns-spanned="2" table:number-rows-spanned="1">
            <text:p>sendIdentification - 55</text:p>
          </table:table-cell>
          <table:covered-table-cell table:style-name="ce52"/>
          <table:table-cell table:style-name="ce52" table:number-columns-repeated="2"/>
          <table:table-cell table:style-name="ce38" office:value-type="string">
            <text:p>Timer s</text:p>
          </table:table-cell>
          <table:table-cell table:style-name="ce27" office:value-type="float" office:value="1">
            <text:p>1</text:p>
          </table:table-cell>
          <table:table-cell table:style-name="ce27"/>
          <table:table-cell office:value-type="string">
            <text:p>For V1 “sendParameters – 9” operation is used from infoRetrievalContext application context</text:p>
          </table:table-cell>
          <table:table-cell table:number-columns-repeated="1008"/>
        </table:table-row>
        <table:table-row table:style-name="ro9">
          <table:table-cell table:style-name="ce27"/>
          <table:table-cell table:style-name="ce33" table:number-columns-repeated="2"/>
          <table:table-cell table:style-name="ce38" office:value-type="string">
            <text:p>msPurgingContext</text:p>
          </table:table-cell>
          <table:table-cell table:style-name="ce38" office:value-type="float" office:value="27">
            <text:p>27</text:p>
          </table:table-cell>
          <table:table-cell table:style-name="ce34" office:value-type="string">
            <text:p>MAP_PURGE_MS</text:p>
          </table:table-cell>
          <table:table-cell table:style-name="ce35"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52"/>
          <table:table-cell table:style-name="ce72" office:value-type="string" table:number-columns-spanned="2" table:number-rows-spanned="1">
            <text:p>purgeMS - 67</text:p>
          </table:table-cell>
          <table:covered-table-cell table:style-name="ce52"/>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2">
          <table:table-cell table:style-name="ce27"/>
          <table:table-cell table:style-name="ce33" table:number-columns-repeated="2"/>
          <table:table-cell table:style-name="ce38" office:value-type="string">
            <text:p>gprsLocationUpdateContext</text:p>
          </table:table-cell>
          <table:table-cell table:style-name="ce38" office:value-type="float" office:value="32">
            <text:p>32</text:p>
          </table:table-cell>
          <table:table-cell table:style-name="ce34" office:value-type="string">
            <text:p>MAP_UPDATE_GPRS_LOCATION</text:p>
          </table:table-cell>
          <table:table-cell table:style-name="ce35" office:value-type="string">
            <text:p><text:s/>This service is used by the SGSN to update the location information stored in the HLR</text:p>
          </table:table-cell>
          <table:table-cell table:style-name="ce52" table:number-columns-repeated="2"/>
          <table:table-cell table:style-name="ce72" office:value-type="string">
            <text:p>updateGprsLocation- 23</text:p>
          </table:table-cell>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0">
          <table:table-cell table:style-name="ce27"/>
          <table:table-cell table:style-name="ce33" table:number-columns-repeated="2"/>
          <table:table-cell table:style-name="ce38" office:value-type="string">
            <text:p>mm-EventReportingContext</text:p>
          </table:table-cell>
          <table:table-cell table:style-name="ce38" office:value-type="float" office:value="42">
            <text:p>42</text:p>
          </table:table-cell>
          <table:table-cell table:style-name="ce34" office:value-type="string">
            <text:p>MAP-NOTE-MM-EVENT</text:p>
          </table:table-cell>
          <table:table-cell table:style-name="ce35"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52" table:number-columns-repeated="2"/>
          <table:table-cell table:style-name="ce73" office:value-type="string">
            <text:p>NoteMM-Event - 89</text:p>
          </table:table-cell>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5">
          <table:table-cell table:style-name="ce28"/>
          <table:table-cell table:style-name="ce33" table:number-columns-repeated="2"/>
          <table:table-cell table:style-name="ce38" table:number-columns-repeated="2"/>
          <table:table-cell table:style-name="ce25"/>
          <table:table-cell table:style-name="ce35"/>
          <table:table-cell table:style-name="ce52" table:number-columns-repeated="6"/>
          <table:table-cell table:style-name="ce27" table:number-columns-repeated="2"/>
          <table:table-cell table:number-columns-repeated="1009"/>
        </table:table-row>
        <table:table-row table:style-name="ro4">
          <table:table-cell table:style-name="ce27" office:value-type="float" office:value="8.2">
            <text:p>8,2</text:p>
          </table:table-cell>
          <table:table-cell table:style-name="ce33"/>
          <table:table-cell table:style-name="ce35" office:value-type="string">
            <text:p>Paging and search</text:p>
          </table:table-cell>
          <table:table-cell table:style-name="ce39"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2">
          <table:table-cell table:style-name="ce27"/>
          <table:table-cell table:style-name="ce33" table:number-columns-repeated="2"/>
          <table:table-cell table:style-name="ce38" table:number-columns-repeated="2"/>
          <table:table-cell table:style-name="ce47" office:value-type="string">
            <text:p>MAP_PAGE</text:p>
          </table:table-cell>
          <table:table-cell table:style-name="ce33" office:value-type="string">
            <text:p>This service is used between VLR and MSC to initiate paging of an MS for mobile terminated short message or unstructured SS notification.</text:p>
          </table:table-cell>
          <table:table-cell table:style-name="ce52" table:number-columns-repeated="6"/>
          <table:table-cell table:style-name="ce27" table:number-columns-repeated="2"/>
          <table:table-cell table:number-columns-repeated="1009"/>
        </table:table-row>
        <table:table-row table:style-name="ro2">
          <table:table-cell table:style-name="ce27"/>
          <table:table-cell table:style-name="ce33" table:number-columns-repeated="2"/>
          <table:table-cell table:style-name="ce38" table:number-columns-repeated="2"/>
          <table:table-cell table:style-name="ce47" office:value-type="string">
            <text:p>MAP_SEARCH_FOR_MS</text:p>
          </table:table-cell>
          <table:table-cell table:style-name="ce33" office:value-type="string">
            <text:p>This service is used between VLR and MSC to initiate paging of an MS in all location areas of that VLR. It is used if the VLR does not hold location area information confirmed by radio contact.</text:p>
          </table:table-cell>
          <table:table-cell table:style-name="ce52" table:number-columns-repeated="6"/>
          <table:table-cell table:style-name="ce27" table:number-columns-repeated="2"/>
          <table:table-cell table:number-columns-repeated="1009"/>
        </table:table-row>
        <table:table-row table:style-name="ro5" table:number-rows-repeated="2">
          <table:table-cell table:style-name="ce27"/>
          <table:table-cell table:style-name="ce33" table:number-columns-repeated="2"/>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4">
          <table:table-cell table:style-name="ce29" office:value-type="float" office:value="8.3">
            <text:p>8,3</text:p>
          </table:table-cell>
          <table:table-cell table:style-name="ce33"/>
          <table:table-cell table:style-name="ce35" office:value-type="string">
            <text:p>Access management services</text:p>
          </table:table-cell>
          <table:table-cell table:style-name="ce39"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11">
          <table:table-cell table:style-name="ce27"/>
          <table:table-cell table:style-name="ce33" table:number-columns-repeated="2"/>
          <table:table-cell table:style-name="ce38" table:number-columns-repeated="2"/>
          <table:table-cell table:style-name="ce34" office:value-type="string">
            <text:p>MAP_PROCESS_ACCESS_REQUEST</text:p>
          </table:table-cell>
          <table:table-cell table:style-name="ce33" office:value-type="string">
            <text:p>This service is used between MSC and VLR to initiate processing of an MS access to the network, e.g. for mobile originated short message submission or after being paged by the network.</text:p>
          </table:table-cell>
          <table:table-cell table:style-name="ce52" table:number-columns-repeated="6"/>
          <table:table-cell table:style-name="ce27" table:number-columns-repeated="2"/>
          <table:table-cell table:number-columns-repeated="1009"/>
        </table:table-row>
        <table:table-row table:style-name="ro5">
          <table:table-cell table:style-name="ce27"/>
          <table:table-cell table:style-name="ce33" table:number-columns-repeated="2"/>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4">
          <table:table-cell table:style-name="ce27" office:value-type="float" office:value="8.4">
            <text:p>8,4</text:p>
          </table:table-cell>
          <table:table-cell table:style-name="ce33"/>
          <table:table-cell table:style-name="ce35" office:value-type="string">
            <text:p>Handover services</text:p>
          </table:table-cell>
          <table:table-cell table:style-name="ce39"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11">
          <table:table-cell table:style-name="ce27"/>
          <table:table-cell table:style-name="ce33" table:number-columns-repeated="2"/>
          <table:table-cell table:style-name="ce38" office:value-type="string" table:number-columns-spanned="1" table:number-rows-spanned="6">
            <text:p>handoverControlContext</text:p>
          </table:table-cell>
          <table:table-cell table:style-name="ce38" office:value-type="float" office:value="11" table:number-columns-spanned="1" table:number-rows-spanned="6">
            <text:p>11</text:p>
          </table:table-cell>
          <table:table-cell table:style-name="ce34" office:value-type="string">
            <text:p>MAP_PREPARE_HANDOVER</text:p>
          </table:table-cell>
          <table:table-cell table:style-name="ce33" office:value-type="string">
            <text:p>This service is used between MSC-A and MSC-B (E-interface) when a call is to be handed over or relocated from MSC-A to MSC-B.</text:p>
          </table:table-cell>
          <table:table-cell table:style-name="ce73" office:value-type="string">
            <text:p>performHandover - 28</text:p>
          </table:table-cell>
          <table:table-cell table:style-name="ce73" office:value-type="string" table:number-columns-spanned="2" table:number-rows-spanned="1">
            <text:p>prepareHandover - 68</text:p>
          </table:table-cell>
          <table:covered-table-cell table:style-name="ce52"/>
          <table:table-cell table:style-name="ce52" table:number-columns-repeated="2"/>
          <table:table-cell table:style-name="ce38" office:value-type="string">
            <text:p>Timer s / Timer m</text:p>
          </table:table-cell>
          <table:table-cell table:style-name="ce27" office:value-type="float" office:value="1">
            <text:p>1</text:p>
          </table:table-cell>
          <table:table-cell table:style-name="ce27"/>
          <table:table-cell table:number-columns-repeated="1009"/>
        </table:table-row>
        <table:table-row table:style-name="ro11">
          <table:table-cell table:style-name="ce27"/>
          <table:table-cell table:style-name="ce33" table:number-columns-repeated="2"/>
          <table:covered-table-cell table:number-columns-repeated="2" table:style-name="ce38"/>
          <table:table-cell table:style-name="ce34" office:value-type="string">
            <text:p>MAP_SEND_END_SIGNAL</text:p>
          </table:table-cell>
          <table:table-cell table:style-name="ce33" office:value-type="string">
            <text:p>This service is used between MSC-B and MSC-A (E-interface) indicating that the radio path has been established by MSC-B to the MS. MSC-A retains then the main control of the call until it clears.</text:p>
          </table:table-cell>
          <table:table-cell table:style-name="ce73" office:value-type="string" table:number-columns-spanned="3" table:number-rows-spanned="1">
            <text:p>sendEndSignal - 29</text:p>
          </table:table-cell>
          <table:covered-table-cell table:number-columns-repeated="2" table:style-name="ce52"/>
          <table:table-cell table:style-name="ce52" table:number-columns-repeated="2"/>
          <table:table-cell table:style-name="ce38" office:value-type="string">
            <text:p>Timer l</text:p>
          </table:table-cell>
          <table:table-cell table:style-name="ce27" office:value-type="float" office:value="1">
            <text:p>1</text:p>
          </table:table-cell>
          <table:table-cell table:style-name="ce27"/>
          <table:table-cell table:number-columns-repeated="1009"/>
        </table:table-row>
        <table:table-row table:style-name="ro2">
          <table:table-cell table:style-name="ce28"/>
          <table:table-cell table:style-name="ce33" table:number-columns-repeated="2"/>
          <table:covered-table-cell table:number-columns-repeated="2" table:style-name="ce38"/>
          <table:table-cell table:style-name="ce34" office:value-type="string">
            <text:p>MAP_PROCESS_ACCESS_SIGNALLING</text:p>
          </table:table-cell>
          <table:table-cell table:style-name="ce33" office:value-type="string">
            <text:p>This service is used between MSC-B and MSC-A (E-interface) to pass information received on the A-interface or Iuinterface in MSC-B to MSC-A.</text:p>
          </table:table-cell>
          <table:table-cell table:style-name="ce73" office:value-type="string" table:number-columns-spanned="3" table:number-rows-spanned="1">
            <text:p>processAccessSignalling - 33</text:p>
          </table:table-cell>
          <table:covered-table-cell table:number-columns-repeated="2" table:style-name="ce52"/>
          <table:table-cell table:style-name="ce52" table:number-columns-repeated="2"/>
          <table:table-cell table:style-name="ce38" office:value-type="string">
            <text:p>Timer s</text:p>
          </table:table-cell>
          <table:table-cell table:style-name="ce27" office:value-type="float" office:value="4">
            <text:p>4</text:p>
          </table:table-cell>
          <table:table-cell table:style-name="ce27"/>
          <table:table-cell table:number-columns-repeated="1009"/>
        </table:table-row>
        <table:table-row table:style-name="ro2">
          <table:table-cell table:style-name="ce27"/>
          <table:table-cell table:style-name="ce33" table:number-columns-repeated="2"/>
          <table:covered-table-cell table:number-columns-repeated="2" table:style-name="ce38"/>
          <table:table-cell table:style-name="ce34" office:value-type="string">
            <text:p>MAP_FORWARD_ACCESS_SIGNALLING</text:p>
          </table:table-cell>
          <table:table-cell table:style-name="ce33" office:value-type="string">
            <text:p>This service is used between MSC-A and MSC-B (E-interface) to pass information to be forwarded to the A-interface or Iu-interface of MSC-B.</text:p>
          </table:table-cell>
          <table:table-cell table:style-name="ce73" office:value-type="string" table:number-columns-spanned="3" table:number-rows-spanned="1">
            <text:p>forwardAccessSignalling - 34</text:p>
          </table:table-cell>
          <table:covered-table-cell table:number-columns-repeated="2" table:style-name="ce52"/>
          <table:table-cell table:style-name="ce52" table:number-columns-repeated="2"/>
          <table:table-cell table:style-name="ce38" office:value-type="string">
            <text:p>Timer s</text:p>
          </table:table-cell>
          <table:table-cell table:style-name="ce27" office:value-type="float" office:value="4">
            <text:p>4</text:p>
          </table:table-cell>
          <table:table-cell table:style-name="ce27"/>
          <table:table-cell table:number-columns-repeated="1009"/>
        </table:table-row>
        <table:table-row table:style-name="ro10">
          <table:table-cell table:style-name="ce27"/>
          <table:table-cell table:style-name="ce33" table:number-columns-repeated="2"/>
          <table:covered-table-cell table:number-columns-repeated="2" table:style-name="ce38"/>
          <table:table-cell table:style-name="ce34" office:value-type="string">
            <text:p>MAP_PREPARE_SUBSEQUENT_HANDOVER</text:p>
          </table:table-cell>
          <table:table-cell table:style-name="ce33" office:value-type="string">
            <text:p>This service is used between MSC-B and MSC-A (E-interface) to inform MSC-A that it has been decided that a handover or relocation to either MSC-A or a third MSC (MSC-B') is required.</text:p>
          </table:table-cell>
          <table:table-cell table:style-name="ce73" office:value-type="string">
            <text:p>performSubsequentHandover - 30</text:p>
          </table:table-cell>
          <table:table-cell table:style-name="ce73" office:value-type="string" table:number-columns-spanned="2" table:number-rows-spanned="1">
            <text:p>prepareSubsequentHandover - 69</text:p>
          </table:table-cell>
          <table:covered-table-cell table:style-name="ce52"/>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1">
          <table:table-cell table:style-name="ce27"/>
          <table:table-cell table:style-name="ce33" table:number-columns-repeated="2"/>
          <table:covered-table-cell table:number-columns-repeated="2" table:style-name="ce38"/>
          <table:table-cell table:style-name="ce34" office:value-type="string">
            <text:p>?</text:p>
          </table:table-cell>
          <table:table-cell table:style-name="ce33" office:value-type="string">
            <text:p>?</text:p>
          </table:table-cell>
          <table:table-cell table:style-name="ce73" office:value-type="string">
            <text:p>noteInternalHandover - 35</text:p>
          </table:table-cell>
          <table:table-cell table:style-name="ce52" table:number-columns-repeated="4"/>
          <table:table-cell table:style-name="ce38" office:value-type="string">
            <text:p>Timer s</text:p>
          </table:table-cell>
          <table:table-cell table:style-name="ce27" office:value-type="float" office:value="4">
            <text:p>4</text:p>
          </table:table-cell>
          <table:table-cell table:style-name="ce27"/>
          <table:table-cell table:number-columns-repeated="1009"/>
        </table:table-row>
        <table:table-row table:style-name="ro4">
          <table:table-cell table:style-name="ce27"/>
          <table:table-cell table:style-name="ce33" table:number-columns-repeated="2"/>
          <table:table-cell table:style-name="ce38" table:number-columns-repeated="2"/>
          <table:table-cell table:style-name="ce34" office:value-type="string">
            <text:p>MAP_ALLOCATE_HANDOVER_NUMBER</text:p>
          </table:table-cell>
          <table:table-cell table:style-name="ce35" office:value-type="string">
            <text:p><text:s/>This service is used between MSC and VLR (B-interface) to request a handover number</text:p>
          </table:table-cell>
          <table:table-cell table:style-name="ce52" table:number-columns-repeated="6"/>
          <table:table-cell table:style-name="ce27" table:number-columns-repeated="2"/>
          <table:table-cell table:number-columns-repeated="1009"/>
        </table:table-row>
        <table:table-row table:style-name="ro2">
          <table:table-cell table:style-name="ce27"/>
          <table:table-cell table:style-name="ce33" table:number-columns-repeated="2"/>
          <table:table-cell table:style-name="ce38" table:number-columns-repeated="2"/>
          <table:table-cell table:style-name="ce34" office:value-type="string">
            <text:p>MAP_SEND_HANDOVER_REPORT</text:p>
          </table:table-cell>
          <table:table-cell table:style-name="ce33" office:value-type="string">
            <text:p>This service is used between VLR and MSC-B (B-interface) to transfer the handover number to be forwarded to and used by MSC-A.</text:p>
          </table:table-cell>
          <table:table-cell table:style-name="ce52" table:number-columns-repeated="6"/>
          <table:table-cell table:style-name="ce27" table:number-columns-repeated="2"/>
          <table:table-cell table:number-columns-repeated="1009"/>
        </table:table-row>
        <table:table-row table:style-name="ro5">
          <table:table-cell table:style-name="ce27"/>
          <table:table-cell table:style-name="ce33" table:number-columns-repeated="2"/>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4">
          <table:table-cell table:style-name="ce29" office:value-type="float" office:value="8.5">
            <text:p>8,5</text:p>
          </table:table-cell>
          <table:table-cell table:style-name="ce33"/>
          <table:table-cell table:style-name="ce35" office:value-type="string">
            <text:p>Authentication management services</text:p>
          </table:table-cell>
          <table:table-cell table:style-name="ce39"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2">
          <table:table-cell table:style-name="ce27"/>
          <table:table-cell table:style-name="ce33" table:number-columns-repeated="2"/>
          <table:table-cell table:style-name="ce38" table:number-columns-repeated="2"/>
          <table:table-cell table:style-name="ce34" office:value-type="string">
            <text:p>MAP_AUTHENTICATE</text:p>
          </table:table-cell>
          <table:table-cell table:style-name="ce33" office:value-type="string">
            <text:p>The MAP_AUTHENTICATE service is used on the MAP B interface. This interface is not fully operational specified.</text:p>
          </table:table-cell>
          <table:table-cell table:style-name="ce52" table:number-columns-repeated="6"/>
          <table:table-cell table:style-name="ce27" table:number-columns-repeated="2"/>
          <table:table-cell table:number-columns-repeated="1009"/>
        </table:table-row>
        <table:table-row table:style-name="ro11">
          <table:table-cell table:style-name="ce27"/>
          <table:table-cell table:style-name="ce33" table:number-columns-repeated="2"/>
          <table:table-cell table:style-name="ce38" office:value-type="string">
            <text:p>infoRetrievalContext</text:p>
          </table:table-cell>
          <table:table-cell table:style-name="ce38" office:value-type="float" office:value="14">
            <text:p>14</text:p>
          </table:table-cell>
          <table:table-cell table:style-name="ce34" office:value-type="string">
            <text:p>MAP_SEND_AUTHENTICATION_INFO</text:p>
          </table:table-cell>
          <table:table-cell table:style-name="ce35" office:value-type="string">
            <text:p><text:s/>This service is used between the VLR and the HLR for the VLR to retrieve authentication information from the HLR</text:p>
          </table:table-cell>
          <table:table-cell table:style-name="ce74" office:value-type="string">
            <text:p>SendParameters – 9</text:p>
          </table:table-cell>
          <table:table-cell table:style-name="ce72" office:value-type="string" table:number-columns-spanned="2" table:number-rows-spanned="1">
            <text:p>sendAuthenticationInfo - 56</text:p>
          </table:table-cell>
          <table:covered-table-cell table:style-name="ce83"/>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1">
          <table:table-cell table:style-name="ce27"/>
          <table:table-cell table:style-name="ce33" table:number-columns-repeated="2"/>
          <table:table-cell table:style-name="ce38" office:value-type="string">
            <text:p>authenticationFailureReportContext</text:p>
          </table:table-cell>
          <table:table-cell table:style-name="ce38" office:value-type="float" office:value="39">
            <text:p>39</text:p>
          </table:table-cell>
          <table:table-cell table:style-name="ce34" office:value-type="string">
            <text:p>MAP_AUTHENTICATION_FAILURE_REPORT</text:p>
          </table:table-cell>
          <table:table-cell table:style-name="ce35" office:value-type="string">
            <text:p><text:s/>This service is used between the VLR and the HLR or between the SGSN or HLR for reporting of authentication failures</text:p>
          </table:table-cell>
          <table:table-cell table:style-name="ce52" table:number-columns-repeated="2"/>
          <table:table-cell table:style-name="ce72" office:value-type="string">
            <text:p>authenticationFailureReport - 15</text:p>
          </table:table-cell>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5">
          <table:table-cell table:style-name="ce27"/>
          <table:table-cell table:style-name="ce33" table:number-columns-repeated="2"/>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4">
          <table:table-cell table:style-name="ce27" office:value-type="float" office:value="8.6">
            <text:p>8,6</text:p>
          </table:table-cell>
          <table:table-cell table:style-name="ce33"/>
          <table:table-cell table:style-name="ce35" office:value-type="string">
            <text:p>Security management services</text:p>
          </table:table-cell>
          <table:table-cell table:style-name="ce39"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11">
          <table:table-cell table:style-name="ce28"/>
          <table:table-cell table:style-name="ce33" table:number-columns-repeated="2"/>
          <table:table-cell table:style-name="ce38" table:number-columns-repeated="2"/>
          <table:table-cell table:style-name="ce34" office:value-type="string">
            <text:p>MAP_SET_CIPHERING_MODE</text:p>
          </table:table-cell>
          <table:table-cell table:style-name="ce33"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52" table:number-columns-repeated="6"/>
          <table:table-cell table:style-name="ce27" table:number-columns-repeated="2"/>
          <table:table-cell table:number-columns-repeated="1009"/>
        </table:table-row>
        <table:table-row table:style-name="ro5">
          <table:table-cell table:style-name="ce27"/>
          <table:table-cell table:style-name="ce33" table:number-columns-repeated="2"/>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2">
          <table:table-cell table:style-name="ce27" office:value-type="float" office:value="8.7">
            <text:p>8,7</text:p>
          </table:table-cell>
          <table:table-cell table:style-name="ce33"/>
          <table:table-cell table:style-name="ce35" office:value-type="string">
            <text:p>International mobile equipment identities management services</text:p>
          </table:table-cell>
          <table:table-cell table:style-name="ce39"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11">
          <table:table-cell table:style-name="ce27"/>
          <table:table-cell table:style-name="ce33" table:number-columns-repeated="2"/>
          <table:table-cell table:style-name="ce38" office:value-type="string">
            <text:p>equipmentMngtContext</text:p>
          </table:table-cell>
          <table:table-cell table:style-name="ce38" office:value-type="float" office:value="13">
            <text:p>13</text:p>
          </table:table-cell>
          <table:table-cell table:style-name="ce34" office:value-type="string">
            <text:p>MAP_CHECK_IMEI</text:p>
          </table:table-cell>
          <table:table-cell table:style-name="ce33"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72" office:value-type="string" table:number-columns-spanned="3" table:number-rows-spanned="1">
            <text:p>checkIMEI - 43</text:p>
          </table:table-cell>
          <table:covered-table-cell table:number-columns-repeated="2" table:style-name="ce52"/>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2">
          <table:table-cell table:style-name="ce27"/>
          <table:table-cell table:style-name="ce33" table:number-columns-repeated="2"/>
          <table:table-cell table:style-name="ce38" table:number-columns-repeated="2"/>
          <table:table-cell table:style-name="ce47" office:value-type="string">
            <text:p>MAP_OBTAIN_IMEI</text:p>
          </table:table-cell>
          <table:table-cell table:style-name="ce33" office:value-type="string">
            <text:p>This service is used between the VLR and the MSC to request the IMEI. If the IMEI is not available in the MSC, it is requested from the MS.</text:p>
          </table:table-cell>
          <table:table-cell table:style-name="ce52" table:number-columns-repeated="6"/>
          <table:table-cell table:style-name="ce27" table:number-columns-repeated="2"/>
          <table:table-cell table:number-columns-repeated="1009"/>
        </table:table-row>
        <table:table-row table:style-name="ro5">
          <table:table-cell table:style-name="ce27"/>
          <table:table-cell table:style-name="ce33" table:number-columns-repeated="2"/>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5">
          <table:table-cell table:style-name="ce29" office:value-type="float" office:value="8.8">
            <text:p>8,8</text:p>
          </table:table-cell>
          <table:table-cell table:style-name="ce33"/>
          <table:table-cell table:style-name="ce34" office:value-type="string">
            <text:p>Subscriber management services</text:p>
          </table:table-cell>
          <table:table-cell table:style-name="ce40"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4">
          <table:table-cell table:style-name="ce27"/>
          <table:table-cell table:style-name="ce33" table:number-columns-repeated="2"/>
          <table:table-cell table:style-name="ce38" office:value-type="string" table:number-columns-spanned="1" table:number-rows-spanned="2">
            <text:p>subscriberDataMngtContext</text:p>
          </table:table-cell>
          <table:table-cell table:style-name="ce38" office:value-type="float" office:value="16" table:number-columns-spanned="1" table:number-rows-spanned="2">
            <text:p>16</text:p>
          </table:table-cell>
          <table:table-cell table:style-name="ce34" office:value-type="string">
            <text:p>MAP-INSERT-SUBSCRIBER-DATA</text:p>
          </table:table-cell>
          <table:table-cell table:style-name="ce35" office:value-type="string">
            <text:p><text:s/>This service is used by an HLR to update a VLR with certain subscriber data</text:p>
          </table:table-cell>
          <table:table-cell table:style-name="ce72" office:value-type="string" table:number-columns-spanned="3" table:number-rows-spanned="1">
            <text:p>insertSubscriberData - 7</text:p>
          </table:table-cell>
          <table:covered-table-cell table:number-columns-repeated="2" table:style-name="ce52"/>
          <table:table-cell table:style-name="ce52"/>
          <table:table-cell table:style-name="ce87" office:value-type="string">
            <text:p>ISD</text:p>
          </table:table-cell>
          <table:table-cell table:style-name="ce38" office:value-type="string">
            <text:p>Timer m</text:p>
          </table:table-cell>
          <table:table-cell table:style-name="ce27" office:value-type="float" office:value="1">
            <text:p>1</text:p>
          </table:table-cell>
          <table:table-cell table:style-name="ce27"/>
          <table:table-cell office:value-type="string">
            <text:p>insertSubscriberData operation can be present in networkLocUpContext and gprsLocationUpdateContext contexts</text:p>
          </table:table-cell>
          <table:table-cell table:number-columns-repeated="1008"/>
        </table:table-row>
        <table:table-row table:style-name="ro2">
          <table:table-cell table:style-name="ce27"/>
          <table:table-cell table:style-name="ce33" table:number-columns-repeated="2"/>
          <table:covered-table-cell table:number-columns-repeated="2" table:style-name="ce38"/>
          <table:table-cell table:style-name="ce34" office:value-type="string">
            <text:p>MAP-DELETE-SUBSCRIBER-DATA</text:p>
          </table:table-cell>
          <table:table-cell table:style-name="ce33" office:value-type="string">
            <text:p>This service is used by an HLR to remove certain subscriber data from a VLR or SGSN if the subscription of one or more supplementary services or basic services is withdrawn</text:p>
          </table:table-cell>
          <table:table-cell table:style-name="ce72" office:value-type="string" table:number-columns-spanned="3" table:number-rows-spanned="1">
            <text:p>deleteSubscriberData - 8</text:p>
          </table:table-cell>
          <table:covered-table-cell table:number-columns-repeated="2" table:style-name="ce52"/>
          <table:table-cell table:style-name="ce52"/>
          <table:table-cell table:style-name="ce87" office:value-type="string">
            <text:p>DSD</text:p>
          </table:table-cell>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5">
          <table:table-cell table:style-name="ce27"/>
          <table:table-cell table:style-name="ce33" table:number-columns-repeated="2"/>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5">
          <table:table-cell table:style-name="ce27" office:value-type="float" office:value="8.9">
            <text:p>8,9</text:p>
          </table:table-cell>
          <table:table-cell table:style-name="ce33"/>
          <table:table-cell table:style-name="ce34" office:value-type="string">
            <text:p>Identity management services</text:p>
          </table:table-cell>
          <table:table-cell table:style-name="ce40"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4">
          <table:table-cell table:style-name="ce27"/>
          <table:table-cell table:style-name="ce33" table:number-columns-repeated="2"/>
          <table:table-cell table:style-name="ce38" table:number-columns-repeated="2"/>
          <table:table-cell table:style-name="ce34" office:value-type="string">
            <text:p>MAP-PROVIDE-IMSI</text:p>
          </table:table-cell>
          <table:table-cell table:style-name="ce33" office:value-type="string">
            <text:p>This service is used by a VLR in order to get, via the MSC, the IMSI of a subscriber</text:p>
          </table:table-cell>
          <table:table-cell table:style-name="ce52" table:number-columns-repeated="6"/>
          <table:table-cell table:style-name="ce27" table:number-columns-repeated="2"/>
          <table:table-cell table:number-columns-repeated="1009"/>
        </table:table-row>
        <table:table-row table:style-name="ro2">
          <table:table-cell table:style-name="ce28"/>
          <table:table-cell table:style-name="ce33" table:number-columns-repeated="2"/>
          <table:table-cell table:style-name="ce38" table:number-columns-repeated="2"/>
          <table:table-cell table:style-name="ce34" office:value-type="string">
            <text:p>MAP-FORWARD-NEW-TMSI</text:p>
          </table:table-cell>
          <table:table-cell table:style-name="ce33" office:value-type="string">
            <text:p>This service is used by a VLR to allocate, via MSC, a new TMSI to a subscriber during an ongoing transaction (e.g. call set-up, location updating or supplementary services operation).</text:p>
          </table:table-cell>
          <table:table-cell table:style-name="ce52" table:number-columns-repeated="6"/>
          <table:table-cell table:style-name="ce27" table:number-columns-repeated="2"/>
          <table:table-cell table:number-columns-repeated="1009"/>
        </table:table-row>
        <table:table-row table:style-name="ro5">
          <table:table-cell table:style-name="ce27"/>
          <table:table-cell table:style-name="ce33" table:number-columns-repeated="2"/>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5">
          <table:table-cell table:style-name="ce27" office:value-type="float" office:value="8.1">
            <text:p>8,1</text:p>
          </table:table-cell>
          <table:table-cell table:style-name="ce33"/>
          <table:table-cell table:style-name="ce34" office:value-type="string">
            <text:p>Fault recovery services</text:p>
          </table:table-cell>
          <table:table-cell table:style-name="ce40"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2">
          <table:table-cell table:style-name="ce27"/>
          <table:table-cell table:style-name="ce33" table:number-columns-repeated="2"/>
          <table:table-cell table:style-name="ce38" office:value-type="string">
            <text:p>resetContext</text:p>
          </table:table-cell>
          <table:table-cell table:style-name="ce38" office:value-type="float" office:value="10">
            <text:p>10</text:p>
          </table:table-cell>
          <table:table-cell table:style-name="ce34" office:value-type="string">
            <text:p>MAP_RESET</text:p>
          </table:table-cell>
          <table:table-cell table:style-name="ce33" office:value-type="string">
            <text:p>This service is used by the HLR, after a restart, to indicate to a list of VLRs or SGSNs that a failure occurred</text:p>
          </table:table-cell>
          <table:table-cell table:style-name="ce72" office:value-type="string" table:number-columns-spanned="2" table:number-rows-spanned="1">
            <text:p>reset - 37</text:p>
          </table:table-cell>
          <table:covered-table-cell table:style-name="ce52"/>
          <table:table-cell table:style-name="ce52" table:number-columns-repeated="3"/>
          <table:table-cell table:style-name="ce38" office:value-type="string">
            <text:p>Timer m</text:p>
          </table:table-cell>
          <table:table-cell table:style-name="ce27" office:value-type="float" office:value="4">
            <text:p>4</text:p>
          </table:table-cell>
          <table:table-cell table:style-name="ce27"/>
          <table:table-cell table:number-columns-repeated="1009"/>
        </table:table-row>
        <table:table-row table:style-name="ro10">
          <table:table-cell table:style-name="ce27"/>
          <table:table-cell table:style-name="ce33" table:number-columns-repeated="2"/>
          <table:table-cell table:style-name="ce38" office:value-type="string" table:number-columns-spanned="1" table:number-rows-spanned="2">
            <text:p>networkLocUpContext</text:p>
          </table:table-cell>
          <table:table-cell table:style-name="ce38" office:value-type="float" office:value="1" table:number-columns-spanned="1" table:number-rows-spanned="2">
            <text:p>1</text:p>
          </table:table-cell>
          <table:table-cell table:style-name="ce34" office:value-type="string">
            <text:p>MAP_FORWARD_CHECK_SS_INDICATION</text:p>
          </table:table-cell>
          <table:table-cell table:style-name="ce33"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72" office:value-type="string" table:number-columns-spanned="3" table:number-rows-spanned="1">
            <text:p>forwardCheckSs-Indication - 38</text:p>
          </table:table-cell>
          <table:covered-table-cell table:number-columns-repeated="2" table:style-name="ce52"/>
          <table:table-cell table:style-name="ce52" table:number-columns-repeated="2"/>
          <table:table-cell table:style-name="ce38" office:value-type="string">
            <text:p>Timer s</text:p>
          </table:table-cell>
          <table:table-cell table:style-name="ce27" office:value-type="float" office:value="4">
            <text:p>4</text:p>
          </table:table-cell>
          <table:table-cell table:style-name="ce27"/>
          <table:table-cell table:number-columns-repeated="1009"/>
        </table:table-row>
        <table:table-row table:style-name="ro10">
          <table:table-cell table:style-name="ce27"/>
          <table:table-cell table:style-name="ce33" table:number-columns-repeated="2"/>
          <table:covered-table-cell table:number-columns-repeated="2" table:style-name="ce38"/>
          <table:table-cell table:style-name="ce34" office:value-type="string">
            <text:p>MAP_RESTORE_DATA</text:p>
          </table:table-cell>
          <table:table-cell table:style-name="ce33"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52"/>
          <table:table-cell table:style-name="ce72" office:value-type="string" table:number-columns-spanned="2" table:number-rows-spanned="1">
            <text:p>restoreData - 57</text:p>
          </table:table-cell>
          <table:covered-table-cell table:style-name="ce52"/>
          <table:table-cell table:style-name="ce52"/>
          <table:table-cell table:style-name="ce87" office:value-type="string">
            <text:p>RS</text:p>
          </table:table-cell>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5">
          <table:table-cell table:style-name="ce28"/>
          <table:table-cell table:style-name="ce33" table:number-columns-repeated="2"/>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5">
          <table:table-cell table:style-name="ce27" office:value-type="float" office:value="8.11">
            <text:p>8,11</text:p>
          </table:table-cell>
          <table:table-cell table:style-name="ce33"/>
          <table:table-cell table:style-name="ce34" office:value-type="string">
            <text:p>Subscriber Information services</text:p>
          </table:table-cell>
          <table:table-cell table:style-name="ce40"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12">
          <table:table-cell table:style-name="ce27"/>
          <table:table-cell table:style-name="ce33" table:number-columns-repeated="2"/>
          <table:table-cell table:style-name="ce38" office:value-type="string">
            <text:p>anyTimeEnquiryContext</text:p>
          </table:table-cell>
          <table:table-cell table:style-name="ce38" office:value-type="float" office:value="29">
            <text:p>29</text:p>
          </table:table-cell>
          <table:table-cell table:style-name="ce34" office:value-type="string">
            <text:p>MAP-ANY-TIME-INTERROGATION</text:p>
          </table:table-cell>
          <table:table-cell table:style-name="ce33"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52" table:number-columns-repeated="2"/>
          <table:table-cell table:style-name="ce72" office:value-type="string">
            <text:p>anyTimeInterrogation - 71</text:p>
          </table:table-cell>
          <table:table-cell table:style-name="ce52"/>
          <table:table-cell table:style-name="ce87" office:value-type="string">
            <text:p>ATI</text:p>
          </table:table-cell>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3">
          <table:table-cell table:style-name="ce27"/>
          <table:table-cell table:style-name="ce33" table:number-columns-repeated="2"/>
          <table:table-cell table:style-name="ce38" office:value-type="string">
            <text:p>subscriberInfoEnquiryContext</text:p>
          </table:table-cell>
          <table:table-cell table:style-name="ce38" office:value-type="float" office:value="28">
            <text:p>28</text:p>
          </table:table-cell>
          <table:table-cell table:style-name="ce34" office:value-type="string">
            <text:p>MAP-PROVIDE-SUBSCRIBER-INFO</text:p>
          </table:table-cell>
          <table:table-cell table:style-name="ce35" office:value-type="string">
            <text:p><text:s/>This service is used to request information (e.g. subscriber state and location) from the VLR or SGSN at any time</text:p>
          </table:table-cell>
          <table:table-cell table:style-name="ce52" table:number-columns-repeated="2"/>
          <table:table-cell table:style-name="ce72" office:value-type="string">
            <text:p>provideSubscriberInfo - 70</text:p>
          </table:table-cell>
          <table:table-cell table:style-name="ce52"/>
          <table:table-cell table:style-name="ce87" office:value-type="string">
            <text:p>PSI</text:p>
          </table:table-cell>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1">
          <table:table-cell table:style-name="ce27"/>
          <table:table-cell table:style-name="ce33" table:number-columns-repeated="2"/>
          <table:table-cell table:style-name="ce38" office:value-type="string" table:number-columns-spanned="1" table:number-rows-spanned="2">
            <text:p>anyTimeInfoHandlingContext</text:p>
          </table:table-cell>
          <table:table-cell table:style-name="ce38" office:value-type="float" office:value="43" table:number-columns-spanned="1" table:number-rows-spanned="2">
            <text:p>43</text:p>
          </table:table-cell>
          <table:table-cell table:style-name="ce34" office:value-type="string">
            <text:p>MAP-ANY-TIME-SUBSCRIPTION-INTERROGATION</text:p>
          </table:table-cell>
          <table:table-cell table:style-name="ce33"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52" table:number-columns-repeated="2"/>
          <table:table-cell table:style-name="ce73" office:value-type="string">
            <text:p>anyTimeSubscriptionInterrogation - 62</text:p>
          </table:table-cell>
          <table:table-cell table:style-name="ce52"/>
          <table:table-cell table:style-name="ce87" office:value-type="string">
            <text:p>ATSI</text:p>
          </table:table-cell>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2">
          <table:table-cell table:style-name="ce27"/>
          <table:table-cell table:style-name="ce33" table:number-columns-repeated="2"/>
          <table:covered-table-cell table:number-columns-repeated="2" table:style-name="ce38"/>
          <table:table-cell table:style-name="ce34" office:value-type="string">
            <text:p>MAP-ANY-TIME-MODIFICATION</text:p>
          </table:table-cell>
          <table:table-cell table:style-name="ce35" office:value-type="string">
            <text:p><text:s/>This service is used by the gsmSCF, to modify information of the HLR at any time</text:p>
          </table:table-cell>
          <table:table-cell table:style-name="ce52" table:number-columns-repeated="2"/>
          <table:table-cell table:style-name="ce73" office:value-type="string">
            <text:p>anyTimeModification - 65</text:p>
          </table:table-cell>
          <table:table-cell table:style-name="ce52"/>
          <table:table-cell table:style-name="ce87" office:value-type="string">
            <text:p>ATM</text:p>
          </table:table-cell>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1">
          <table:table-cell table:style-name="ce28"/>
          <table:table-cell table:style-name="ce33" table:number-columns-repeated="2"/>
          <table:table-cell table:style-name="ce38" office:value-type="string">
            <text:p>subscriberDataModificationNotificationContext</text:p>
          </table:table-cell>
          <table:table-cell table:style-name="ce38" office:value-type="float" office:value="22">
            <text:p>22</text:p>
          </table:table-cell>
          <table:table-cell table:style-name="ce34" office:value-type="string">
            <text:p>MAP-NOTE-SUBSCRIBER-DATA-MODIFIED</text:p>
          </table:table-cell>
          <table:table-cell table:style-name="ce33" office:value-type="string">
            <text:p>This service is used by the HLR to inform the gsmSCF that subscriber data have been modified. In an IP Multimedia Core Network, an IM-SSF can take on the role of a gsmSCF for this service.</text:p>
          </table:table-cell>
          <table:table-cell table:style-name="ce52" table:number-columns-repeated="2"/>
          <table:table-cell table:style-name="ce73" office:value-type="string">
            <text:p>noteSubscriberDataModified - 5</text:p>
          </table:table-cell>
          <table:table-cell table:style-name="ce52"/>
          <table:table-cell table:style-name="ce87" office:value-type="string">
            <text:p>NSDC</text:p>
          </table:table-cell>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5" table:number-rows-repeated="2">
          <table:table-cell table:style-name="ce27"/>
          <table:table-cell table:style-name="ce33" table:number-columns-repeated="2"/>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5">
          <table:table-cell table:style-name="ce27" office:value-type="float" office:value="9">
            <text:p>9</text:p>
          </table:table-cell>
          <table:table-cell table:style-name="ce34" office:value-type="string">
            <text:p>Operation and maintenance services</text:p>
          </table:table-cell>
          <table:table-cell table:style-name="ce33"/>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5">
          <table:table-cell table:style-name="ce27" office:value-type="float" office:value="9.1">
            <text:p>9,1</text:p>
          </table:table-cell>
          <table:table-cell table:style-name="ce33"/>
          <table:table-cell table:style-name="ce34" office:value-type="string">
            <text:p>Subscriber tracing services</text:p>
          </table:table-cell>
          <table:table-cell table:style-name="ce40"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4">
          <table:table-cell table:style-name="ce27"/>
          <table:table-cell table:style-name="ce33" table:number-columns-repeated="2"/>
          <table:table-cell table:style-name="ce38" office:value-type="string" table:number-columns-spanned="1" table:number-rows-spanned="2">
            <text:p>tracingContext</text:p>
          </table:table-cell>
          <table:table-cell table:style-name="ce38" office:value-type="float" office:value="17" table:number-columns-spanned="1" table:number-rows-spanned="2">
            <text:p>17</text:p>
          </table:table-cell>
          <table:table-cell table:style-name="ce34" office:value-type="string">
            <text:p>MAP-ACTIVATE-TRACE-MODE</text:p>
          </table:table-cell>
          <table:table-cell table:style-name="ce35" office:value-type="string">
            <text:p><text:s/>This service is used between the HLR and the VLR to activate subscriber tracing in the VLR</text:p>
          </table:table-cell>
          <table:table-cell table:style-name="ce72" office:value-type="string" table:number-columns-spanned="3" table:number-rows-spanned="1">
            <text:p>activateTraceMode - 50</text:p>
          </table:table-cell>
          <table:covered-table-cell table:number-columns-repeated="2" table:style-name="ce52"/>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office:value-type="string">
            <text:p>activateTraceMode operation can be present in <text:span text:style-name="T10">networkLocUpContext and </text:span><text:span text:style-name="T10">gprsLocationUpdateContext application contexts</text:span></text:p>
          </table:table-cell>
          <table:table-cell table:number-columns-repeated="1008"/>
        </table:table-row>
        <table:table-row table:style-name="ro4">
          <table:table-cell table:style-name="ce28"/>
          <table:table-cell table:style-name="ce33" table:number-columns-repeated="2"/>
          <table:covered-table-cell table:number-columns-repeated="2" table:style-name="ce38"/>
          <table:table-cell table:style-name="ce34" office:value-type="string">
            <text:p>MAP-DEACTIVATE-TRACE-MODE</text:p>
          </table:table-cell>
          <table:table-cell table:style-name="ce35" office:value-type="string">
            <text:p><text:s/>This service is used between the VLR and the HLR for deactivating subscriber tracing in the VLR</text:p>
          </table:table-cell>
          <table:table-cell table:style-name="ce73" office:value-type="string" table:number-columns-spanned="3" table:number-rows-spanned="1">
            <text:p>deactivateTraceMode - 51</text:p>
          </table:table-cell>
          <table:covered-table-cell table:number-columns-repeated="2" table:style-name="ce52"/>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1">
          <table:table-cell table:style-name="ce27"/>
          <table:table-cell table:style-name="ce33" table:number-columns-repeated="2"/>
          <table:table-cell table:style-name="ce38" office:value-type="string">
            <text:p>handoverControlContext</text:p>
          </table:table-cell>
          <table:table-cell table:style-name="ce38" office:value-type="float" office:value="11">
            <text:p>11</text:p>
          </table:table-cell>
          <table:table-cell table:style-name="ce34" office:value-type="string">
            <text:p>MAP-TRACE-SUBSCRIBER-ACTIVITY</text:p>
          </table:table-cell>
          <table:table-cell table:style-name="ce35" office:value-type="string">
            <text:p><text:s/>This service is used between the VLR and the MSC to activate the subscriber tracing in the MSC</text:p>
          </table:table-cell>
          <table:table-cell table:style-name="ce73" office:value-type="string">
            <text:p>traceSubscriberActivity - 52</text:p>
          </table:table-cell>
          <table:table-cell table:style-name="ce52" table:number-columns-repeated="4"/>
          <table:table-cell table:style-name="ce38" office:value-type="string">
            <text:p>Timer s</text:p>
          </table:table-cell>
          <table:table-cell table:style-name="ce27" office:value-type="float" office:value="4">
            <text:p>4</text:p>
          </table:table-cell>
          <table:table-cell table:style-name="ce27"/>
          <table:table-cell table:number-columns-repeated="1009"/>
        </table:table-row>
        <table:table-row table:style-name="ro5">
          <table:table-cell table:style-name="ce27"/>
          <table:table-cell table:style-name="ce33" table:number-columns-repeated="2"/>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5">
          <table:table-cell table:style-name="ce27" office:value-type="float" office:value="9.2">
            <text:p>9,2</text:p>
          </table:table-cell>
          <table:table-cell table:style-name="ce33"/>
          <table:table-cell table:style-name="ce34" office:value-type="string">
            <text:p>Other operation and maintenance services</text:p>
          </table:table-cell>
          <table:table-cell table:style-name="ce40"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11">
          <table:table-cell table:style-name="ce27"/>
          <table:table-cell table:style-name="ce33" table:number-columns-repeated="2"/>
          <table:table-cell table:style-name="ce38" office:value-type="string">
            <text:p>imsiRetrievalContext</text:p>
          </table:table-cell>
          <table:table-cell table:style-name="ce38" office:value-type="float" office:value="26">
            <text:p>26</text:p>
          </table:table-cell>
          <table:table-cell table:style-name="ce34" office:value-type="string">
            <text:p>MAP-SEND-IMSI</text:p>
          </table:table-cell>
          <table:table-cell table:style-name="ce33"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52"/>
          <table:table-cell table:style-name="ce72" office:value-type="string">
            <text:p>sendIMSI - 58</text:p>
          </table:table-cell>
          <table:table-cell table:style-name="ce52" table:number-columns-repeated="3"/>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5">
          <table:table-cell table:style-name="ce27"/>
          <table:table-cell table:style-name="ce33" table:number-columns-repeated="2"/>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4">
          <table:table-cell table:style-name="ce29" office:value-type="float" office:value="10">
            <text:p>10</text:p>
          </table:table-cell>
          <table:table-cell table:style-name="ce33" office:value-type="string">
            <text:p>Call Handling Service</text:p>
          </table:table-cell>
          <table:table-cell table:style-name="ce33"/>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11">
          <table:table-cell table:style-name="ce27"/>
          <table:table-cell table:style-name="ce33" table:number-columns-repeated="2"/>
          <table:table-cell table:style-name="ce38" office:value-type="string">
            <text:p>locationInfoRetrievalContext</text:p>
          </table:table-cell>
          <table:table-cell table:style-name="ce38" office:value-type="float" office:value="5">
            <text:p>5</text:p>
          </table:table-cell>
          <table:table-cell table:style-name="ce34" office:value-type="string">
            <text:p>MAP_SEND_ROUTING_INFORMATION</text:p>
          </table:table-cell>
          <table:table-cell table:style-name="ce33" office:value-type="string">
            <text:p>This service is used between the Gateway MSC and the HLR. The service is invoked by the Gateway MSC to perform the interrogation of the HLR in order to route a call towards the called MS</text:p>
          </table:table-cell>
          <table:table-cell table:style-name="ce72" office:value-type="string" table:number-columns-spanned="3" table:number-rows-spanned="1">
            <text:p>sendRoutingInfo - 22</text:p>
          </table:table-cell>
          <table:covered-table-cell table:number-columns-repeated="2" table:style-name="ce52"/>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1">
          <table:table-cell table:style-name="ce27"/>
          <table:table-cell table:style-name="ce33" table:number-columns-repeated="2"/>
          <table:table-cell table:style-name="ce38" office:value-type="string">
            <text:p>roamingNumberEnquiryContext</text:p>
          </table:table-cell>
          <table:table-cell table:style-name="ce38" office:value-type="float" office:value="3">
            <text:p>3</text:p>
          </table:table-cell>
          <table:table-cell table:style-name="ce34" office:value-type="string">
            <text:p>MAP_PROVIDE_ROAMING_NUMBER</text:p>
          </table:table-cell>
          <table:table-cell table:style-name="ce33"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72" office:value-type="string" table:number-columns-spanned="3" table:number-rows-spanned="1">
            <text:p>provideRoamingNumber - 4</text:p>
          </table:table-cell>
          <table:covered-table-cell table:number-columns-repeated="2" table:style-name="ce52"/>
          <table:table-cell table:style-name="ce52"/>
          <table:table-cell table:style-name="ce87" office:value-type="string">
            <text:p>PRN</text:p>
          </table:table-cell>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1">
          <table:table-cell table:style-name="ce27"/>
          <table:table-cell table:style-name="ce33" table:number-columns-repeated="2"/>
          <table:table-cell table:style-name="ce38" office:value-type="string">
            <text:p>callControlTransferContext</text:p>
          </table:table-cell>
          <table:table-cell table:style-name="ce38" office:value-type="float" office:value="6">
            <text:p>6</text:p>
          </table:table-cell>
          <table:table-cell table:style-name="ce34" office:value-type="string">
            <text:p>MAP_RESUME_CALL_HANDLING</text:p>
          </table:table-cell>
          <table:table-cell table:style-name="ce33"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52" table:number-columns-repeated="2"/>
          <table:table-cell table:style-name="ce73" office:value-type="string" table:number-columns-spanned="2" table:number-rows-spanned="1">
            <text:p>resumeCallHandling - 6</text:p>
          </table:table-cell>
          <table:covered-table-cell table:style-name="ce52"/>
          <table:table-cell table:style-name="ce87" office:value-type="string">
            <text:p>RCH</text:p>
          </table:table-cell>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2">
          <table:table-cell table:style-name="ce27"/>
          <table:table-cell table:style-name="ce33" table:number-columns-repeated="2"/>
          <table:table-cell table:style-name="ce38" office:value-type="string" table:number-columns-spanned="1" table:number-rows-spanned="4">
            <text:p>groupCallControlContext</text:p>
          </table:table-cell>
          <table:table-cell table:style-name="ce38" office:value-type="float" office:value="31" table:number-columns-spanned="1" table:number-rows-spanned="4">
            <text:p>31</text:p>
          </table:table-cell>
          <table:table-cell table:style-name="ce34" office:value-type="string">
            <text:p>MAP_PREPARE_GROUP_CALL</text:p>
          </table:table-cell>
          <table:table-cell table:style-name="ce35" office:value-type="string">
            <text:p><text:s/>This service is used by the Anchor_MSC to inform the Relay_MSC about a group call set-up</text:p>
          </table:table-cell>
          <table:table-cell table:style-name="ce52" table:number-columns-repeated="2"/>
          <table:table-cell table:style-name="ce73" office:value-type="string">
            <text:p>prepareGroupCall - 39</text:p>
          </table:table-cell>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1">
          <table:table-cell table:style-name="ce27"/>
          <table:table-cell table:style-name="ce33" table:number-columns-repeated="2"/>
          <table:covered-table-cell table:number-columns-repeated="2" table:style-name="ce38"/>
          <table:table-cell table:style-name="ce34" office:value-type="string">
            <text:p>MAP_PROCESS_GROUP CALL_SIGNALLING</text:p>
          </table:table-cell>
          <table:table-cell table:style-name="ce35" office:value-type="string">
            <text:p><text:s/>This service is used between Relay MSC and Anchor MSC for transmission of Group Call notifications</text:p>
          </table:table-cell>
          <table:table-cell table:style-name="ce52" table:number-columns-repeated="2"/>
          <table:table-cell table:style-name="ce73" office:value-type="string">
            <text:p>processGroupCallSignalling - 41</text:p>
          </table:table-cell>
          <table:table-cell table:style-name="ce52" table:number-columns-repeated="2"/>
          <table:table-cell table:style-name="ce38" office:value-type="string">
            <text:p>Timer s</text:p>
          </table:table-cell>
          <table:table-cell table:style-name="ce27" office:value-type="float" office:value="4">
            <text:p>4</text:p>
          </table:table-cell>
          <table:table-cell table:style-name="ce27"/>
          <table:table-cell table:number-columns-repeated="1009"/>
        </table:table-row>
        <table:table-row table:style-name="ro11">
          <table:table-cell table:style-name="ce28"/>
          <table:table-cell table:style-name="ce33" table:number-columns-repeated="2"/>
          <table:covered-table-cell table:number-columns-repeated="2" table:style-name="ce38"/>
          <table:table-cell table:style-name="ce34" office:value-type="string">
            <text:p>MAP_FORWARD_GROUP_CALL_SIGNALLING</text:p>
          </table:table-cell>
          <table:table-cell table:style-name="ce35" office:value-type="string">
            <text:p><text:s/>This service is used between Anchor MSC and Relay MSC for transmission of Group Call notifications</text:p>
          </table:table-cell>
          <table:table-cell table:style-name="ce52" table:number-columns-repeated="2"/>
          <table:table-cell table:style-name="ce73" office:value-type="string">
            <text:p>forwardGroupCallSignalling - 42</text:p>
          </table:table-cell>
          <table:table-cell table:style-name="ce52" table:number-columns-repeated="2"/>
          <table:table-cell table:style-name="ce38" office:value-type="string">
            <text:p>Timer s</text:p>
          </table:table-cell>
          <table:table-cell table:style-name="ce27" office:value-type="float" office:value="4">
            <text:p>4</text:p>
          </table:table-cell>
          <table:table-cell table:style-name="ce27"/>
          <table:table-cell table:number-columns-repeated="1009"/>
        </table:table-row>
        <table:table-row table:style-name="ro10">
          <table:table-cell table:style-name="ce27"/>
          <table:table-cell table:style-name="ce33" table:number-columns-repeated="2"/>
          <table:covered-table-cell table:number-columns-repeated="2" table:style-name="ce38"/>
          <table:table-cell table:style-name="ce34" office:value-type="string">
            <text:p>MAP_SEND_GROUP_CALL_END_SIGNAL</text:p>
          </table:table-cell>
          <table:table-cell table:style-name="ce33"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52" table:number-columns-repeated="2"/>
          <table:table-cell table:style-name="ce73" office:value-type="string">
            <text:p>sendGroupCallEndSignal - 40</text:p>
          </table:table-cell>
          <table:table-cell table:style-name="ce52" table:number-columns-repeated="2"/>
          <table:table-cell table:style-name="ce38" office:value-type="string">
            <text:p>Timer l</text:p>
          </table:table-cell>
          <table:table-cell table:style-name="ce27" office:value-type="float" office:value="1">
            <text:p>1</text:p>
          </table:table-cell>
          <table:table-cell table:style-name="ce27"/>
          <table:table-cell table:number-columns-repeated="1009"/>
        </table:table-row>
        <table:table-row table:style-name="ro2">
          <table:table-cell table:style-name="ce27"/>
          <table:table-cell table:style-name="ce33" table:number-columns-repeated="2"/>
          <table:table-cell table:style-name="ce38" office:value-type="string">
            <text:p>groupCallInfoRetrievalContext</text:p>
          </table:table-cell>
          <table:table-cell table:style-name="ce38" office:value-type="float" office:value="45">
            <text:p>45</text:p>
          </table:table-cell>
          <table:table-cell table:style-name="ce34" office:value-type="string">
            <text:p>MAP_SEND_GROUP_CALL_INFO</text:p>
          </table:table-cell>
          <table:table-cell table:style-name="ce33" office:value-type="string">
            <text:p>This service is used in a RANflex configuration (see 3GPP TS 23.236 [133]) between the subscriber's visited MSC and group call serving MSC of the subscriber's location area. </text:p>
          </table:table-cell>
          <table:table-cell table:style-name="ce52" table:number-columns-repeated="2"/>
          <table:table-cell table:style-name="ce73" office:value-type="string">
            <text:p>sendGroupCallInfo - 84</text:p>
          </table:table-cell>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2">
          <table:table-cell table:style-name="ce27"/>
          <table:table-cell table:style-name="ce33" table:number-columns-repeated="2"/>
          <table:table-cell table:style-name="ce38" office:value-type="string" table:number-columns-spanned="1" table:number-rows-spanned="3">
            <text:p>reportingContext</text:p>
          </table:table-cell>
          <table:table-cell table:style-name="ce38" office:value-type="float" office:value="7" table:number-columns-spanned="1" table:number-rows-spanned="3">
            <text:p>7</text:p>
          </table:table-cell>
          <table:table-cell table:style-name="ce34" office:value-type="string">
            <text:p>MAP_SET_REPORTING_STATE</text:p>
          </table:table-cell>
          <table:table-cell table:style-name="ce35" office:value-type="string">
            <text:p><text:s/>This service is used between the HLR and the VLR to set the reporting state for a requested service</text:p>
          </table:table-cell>
          <table:table-cell table:style-name="ce52" table:number-columns-repeated="2"/>
          <table:table-cell table:style-name="ce73" office:value-type="string">
            <text:p>setReportingState - 73</text:p>
          </table:table-cell>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2">
          <table:table-cell table:style-name="ce27"/>
          <table:table-cell table:style-name="ce33" table:number-columns-repeated="2"/>
          <table:covered-table-cell table:number-columns-repeated="2" table:style-name="ce38"/>
          <table:table-cell table:style-name="ce34" office:value-type="string">
            <text:p>MAP_STATUS_REPORT</text:p>
          </table:table-cell>
          <table:table-cell table:style-name="ce35" office:value-type="string">
            <text:p><text:s/>This service is used by the VLR to report an event or call outcome to the HLR</text:p>
          </table:table-cell>
          <table:table-cell table:style-name="ce52" table:number-columns-repeated="2"/>
          <table:table-cell table:style-name="ce73" office:value-type="string">
            <text:p>statusReport - 74</text:p>
          </table:table-cell>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2">
          <table:table-cell table:style-name="ce27"/>
          <table:table-cell table:style-name="ce33" table:number-columns-repeated="2"/>
          <table:covered-table-cell table:number-columns-repeated="2" table:style-name="ce38"/>
          <table:table-cell table:style-name="ce34" office:value-type="string">
            <text:p>MAP_REMOTE_USER_FREE</text:p>
          </table:table-cell>
          <table:table-cell table:style-name="ce33" office:value-type="string">
            <text:p>This service is used between the HLR and the VLR to report that the B subscriber is now idle and that the A subscriber can be notified.</text:p>
          </table:table-cell>
          <table:table-cell table:style-name="ce52" table:number-columns-repeated="2"/>
          <table:table-cell table:style-name="ce73" office:value-type="string">
            <text:p>remoteUserFree - 75</text:p>
          </table:table-cell>
          <table:table-cell table:style-name="ce52" table:number-columns-repeated="2"/>
          <table:table-cell table:style-name="ce38" office:value-type="string">
            <text:p>Timer ml</text:p>
          </table:table-cell>
          <table:table-cell table:style-name="ce27" office:value-type="float" office:value="1">
            <text:p>1</text:p>
          </table:table-cell>
          <table:table-cell table:style-name="ce27"/>
          <table:table-cell table:number-columns-repeated="1009"/>
        </table:table-row>
        <table:table-row table:style-name="ro2">
          <table:table-cell table:style-name="ce27"/>
          <table:table-cell table:style-name="ce33" table:number-columns-repeated="2"/>
          <table:table-cell table:style-name="ce38" office:value-type="string">
            <text:p>istAlertingContext</text:p>
          </table:table-cell>
          <table:table-cell table:style-name="ce38" office:value-type="float" office:value="4">
            <text:p>4</text:p>
          </table:table-cell>
          <table:table-cell table:style-name="ce34" office:value-type="string">
            <text:p>MAP_IST_ALERT</text:p>
          </table:table-cell>
          <table:table-cell table:style-name="ce33" office:value-type="string">
            <text:p>This service is used between the MSC (Visited MSC or Gateway MSC) and the HLR, to report that the IST timer running for a call for the Subscriber has expired</text:p>
          </table:table-cell>
          <table:table-cell table:style-name="ce52" table:number-columns-repeated="2"/>
          <table:table-cell table:style-name="ce73" office:value-type="string">
            <text:p>istAlert - 87</text:p>
          </table:table-cell>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2">
          <table:table-cell table:style-name="ce27"/>
          <table:table-cell table:style-name="ce33" table:number-columns-repeated="2"/>
          <table:table-cell table:style-name="ce38" office:value-type="string">
            <text:p>ServiceTerminationContext</text:p>
          </table:table-cell>
          <table:table-cell table:style-name="ce38" office:value-type="float" office:value="9">
            <text:p>9</text:p>
          </table:table-cell>
          <table:table-cell table:style-name="ce34" office:value-type="string">
            <text:p>MAP_IST_COMMAND</text:p>
          </table:table-cell>
          <table:table-cell table:style-name="ce33" office:value-type="string">
            <text:p>This service is used by the HLR to instruct the MSC (Visited MSC or Gateway MSC) to terminate ongoing call activities for a specific subscriber</text:p>
          </table:table-cell>
          <table:table-cell table:style-name="ce52" table:number-columns-repeated="2"/>
          <table:table-cell table:style-name="ce73" office:value-type="string">
            <text:p>istCommand - 88</text:p>
          </table:table-cell>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2">
          <table:table-cell table:style-name="ce27"/>
          <table:table-cell table:style-name="ce33" table:number-columns-repeated="2"/>
          <table:table-cell table:style-name="ce38" office:value-type="string">
            <text:p>resourceManagementContext</text:p>
          </table:table-cell>
          <table:table-cell table:style-name="ce38" office:value-type="float" office:value="44">
            <text:p>44</text:p>
          </table:table-cell>
          <table:table-cell table:style-name="ce34" office:value-type="string">
            <text:p>MAP_RELEASE_RESOURCES</text:p>
          </table:table-cell>
          <table:table-cell table:style-name="ce33" office:value-type="string">
            <text:p>This service is used between the GMSC and the terminating VMSC. The service is invoked by the GMSC to request the VMSC to release the resources associated with the specified MSRN.</text:p>
          </table:table-cell>
          <table:table-cell table:style-name="ce52" table:number-columns-repeated="2"/>
          <table:table-cell table:style-name="ce73" office:value-type="string">
            <text:p>releaseResources - 20</text:p>
          </table:table-cell>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5">
          <table:table-cell table:style-name="ce27"/>
          <table:table-cell table:style-name="ce33" table:number-columns-repeated="2"/>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2">
          <table:table-cell table:style-name="ce27" office:value-type="float" office:value="11">
            <text:p>11</text:p>
          </table:table-cell>
          <table:table-cell table:style-name="ce35" office:value-type="string">
            <text:p>Supplementary services related services</text:p>
          </table:table-cell>
          <table:table-cell table:style-name="ce33"/>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14">
          <table:table-cell table:style-name="ce27"/>
          <table:table-cell table:style-name="ce33" table:number-columns-repeated="2"/>
          <table:table-cell table:style-name="ce41" office:value-type="string" table:number-columns-spanned="1" table:number-rows-spanned="9">
            <text:p>networkFunctionalSsContext</text:p>
          </table:table-cell>
          <table:table-cell table:style-name="ce38" office:value-type="float" office:value="18" table:number-columns-spanned="1" table:number-rows-spanned="9">
            <text:p>18</text:p>
          </table:table-cell>
          <table:table-cell table:number-columns-repeated="2" table:style-name="ce26" office:value-type="string">
            <text:p>?</text:p>
          </table:table-cell>
          <table:table-cell table:style-name="ce75" office:value-type="string">
            <text:p>ProcessUnstructuredSS-Data – 19</text:p>
          </table:table-cell>
          <table:table-cell table:style-name="ce80"/>
          <table:table-cell table:style-name="ce52" table:number-columns-repeated="3"/>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6">
          <table:table-cell table:style-name="ce27"/>
          <table:table-cell table:style-name="ce33" table:number-columns-repeated="2"/>
          <table:covered-table-cell table:style-name="ce41"/>
          <table:covered-table-cell table:style-name="ce38"/>
          <table:table-cell table:number-columns-repeated="2" table:style-name="ce26" office:value-type="string">
            <text:p>?</text:p>
          </table:table-cell>
          <table:table-cell table:style-name="ce76" office:value-type="string">
            <text:p>BeginSubscriberActivity — 54</text:p>
          </table:table-cell>
          <table:table-cell table:style-name="ce80"/>
          <table:table-cell table:style-name="ce52" table:number-columns-repeated="3"/>
          <table:table-cell table:style-name="ce38" office:value-type="string">
            <text:p>Timer m</text:p>
          </table:table-cell>
          <table:table-cell table:style-name="ce27" office:value-type="float" office:value="4">
            <text:p>4</text:p>
          </table:table-cell>
          <table:table-cell table:style-name="ce27"/>
          <table:table-cell table:number-columns-repeated="1009"/>
        </table:table-row>
        <table:table-row table:style-name="ro2">
          <table:table-cell table:style-name="ce27"/>
          <table:table-cell table:style-name="ce33" table:number-columns-repeated="2"/>
          <table:covered-table-cell table:style-name="ce41"/>
          <table:covered-table-cell table:style-name="ce38"/>
          <table:table-cell table:style-name="ce34" office:value-type="string">
            <text:p>MAP_REGISTER_SS</text:p>
          </table:table-cell>
          <table:table-cell table:style-name="ce33" office:value-type="string">
            <text:p>This service is used between the MSC and the VLR and between the VLR and the HLR to register data related to a supplementary service</text:p>
          </table:table-cell>
          <table:table-cell table:style-name="ce52"/>
          <table:table-cell table:style-name="ce72" office:value-type="string">
            <text:p>RegisterSS - 10</text:p>
          </table:table-cell>
          <table:table-cell table:style-name="ce52" table:number-columns-repeated="3"/>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2">
          <table:table-cell table:style-name="ce27"/>
          <table:table-cell table:style-name="ce33" table:number-columns-repeated="2"/>
          <table:covered-table-cell table:number-columns-repeated="2" table:style-name="ce38"/>
          <table:table-cell table:style-name="ce34" office:value-type="string">
            <text:p>MAP_ERASE_SS</text:p>
          </table:table-cell>
          <table:table-cell table:style-name="ce33" office:value-type="string">
            <text:p>This service is used between the MSC and the VLR and between the VLR and the HLR to erase data related to a supplementary service. The VLR will relay the message to the HLR</text:p>
          </table:table-cell>
          <table:table-cell table:style-name="ce52"/>
          <table:table-cell table:style-name="ce72" office:value-type="string">
            <text:p>EraseSS - 11</text:p>
          </table:table-cell>
          <table:table-cell table:style-name="ce52" table:number-columns-repeated="3"/>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2">
          <table:table-cell table:style-name="ce27"/>
          <table:table-cell table:style-name="ce33" table:number-columns-repeated="2"/>
          <table:covered-table-cell table:number-columns-repeated="2" table:style-name="ce38"/>
          <table:table-cell table:style-name="ce34" office:value-type="string">
            <text:p>MAP_ACTIVATE_SS</text:p>
          </table:table-cell>
          <table:table-cell table:style-name="ce33" office:value-type="string">
            <text:p>This service is used between the MSC and the VLR and between the VLR and the HLR to activate a supplementary service. The VLR will relay the message to the HLR.</text:p>
          </table:table-cell>
          <table:table-cell table:style-name="ce52"/>
          <table:table-cell table:style-name="ce72" office:value-type="string">
            <text:p>ActivateSS - 12</text:p>
          </table:table-cell>
          <table:table-cell table:style-name="ce52" table:number-columns-repeated="3"/>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2">
          <table:table-cell table:style-name="ce27"/>
          <table:table-cell table:style-name="ce33" table:number-columns-repeated="2"/>
          <table:covered-table-cell table:number-columns-repeated="2" table:style-name="ce38"/>
          <table:table-cell table:style-name="ce34" office:value-type="string">
            <text:p>MAP_DEACTIVATE_SS</text:p>
          </table:table-cell>
          <table:table-cell table:style-name="ce33" office:value-type="string">
            <text:p>This service is used between the MSC and the VLR and between the VLR and the HLR to deactivate a supplementary service. The VLR will relay the message to the HLR</text:p>
          </table:table-cell>
          <table:table-cell table:style-name="ce52"/>
          <table:table-cell table:style-name="ce72" office:value-type="string">
            <text:p>DeactivateSS - 13</text:p>
          </table:table-cell>
          <table:table-cell table:style-name="ce52" table:number-columns-repeated="3"/>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1">
          <table:table-cell table:style-name="ce27"/>
          <table:table-cell table:style-name="ce33" table:number-columns-repeated="2"/>
          <table:covered-table-cell table:number-columns-repeated="2" table:style-name="ce38"/>
          <table:table-cell table:style-name="ce34" office:value-type="string">
            <text:p>MAP_INTERROGATE_SS</text:p>
          </table:table-cell>
          <table:table-cell table:style-name="ce33" office:value-type="string">
            <text:p>This service is used between the MSC and the VLR and between the VLR and the HLR to retrieve information related to a supplementary service. The VLR will relay the message to the HLR if necessary</text:p>
          </table:table-cell>
          <table:table-cell table:style-name="ce52"/>
          <table:table-cell table:style-name="ce72" office:value-type="string">
            <text:p>interrogateSS - 14</text:p>
          </table:table-cell>
          <table:table-cell table:style-name="ce52" table:number-columns-repeated="3"/>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1">
          <table:table-cell table:style-name="ce27"/>
          <table:table-cell table:style-name="ce33" table:number-columns-repeated="2"/>
          <table:covered-table-cell table:number-columns-repeated="2" table:style-name="ce38"/>
          <table:table-cell table:style-name="ce34" office:value-type="string">
            <text:p>MAP_REGISTER_PASSWORD</text:p>
          </table:table-cell>
          <table:table-cell table:style-name="ce33" office:value-type="string">
            <text:p>This service is used between the MSC and the VLR and between the VLR and the HLR if the mobile subscriber requests to register a new password. The VLR will relay the message to the HLR</text:p>
          </table:table-cell>
          <table:table-cell table:style-name="ce52"/>
          <table:table-cell table:style-name="ce72" office:value-type="string">
            <text:p>registerPassword - 17</text:p>
          </table:table-cell>
          <table:table-cell table:style-name="ce52" table:number-columns-repeated="3"/>
          <table:table-cell table:style-name="ce38" office:value-type="string">
            <text:p>Timer ml</text:p>
          </table:table-cell>
          <table:table-cell table:style-name="ce27" office:value-type="float" office:value="1">
            <text:p>1</text:p>
          </table:table-cell>
          <table:table-cell table:style-name="ce27"/>
          <table:table-cell table:number-columns-repeated="1009"/>
        </table:table-row>
        <table:table-row table:style-name="ro11">
          <table:table-cell table:style-name="ce27"/>
          <table:table-cell table:style-name="ce33" table:number-columns-repeated="2"/>
          <table:covered-table-cell table:number-columns-repeated="2" table:style-name="ce38"/>
          <table:table-cell table:style-name="ce34" office:value-type="string">
            <text:p>MAP_GET_PASSWORD</text:p>
          </table:table-cell>
          <table:table-cell table:style-name="ce33"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52"/>
          <table:table-cell table:style-name="ce72" office:value-type="string">
            <text:p>getPassword - 18</text:p>
          </table:table-cell>
          <table:table-cell table:style-name="ce52" table:number-columns-repeated="3"/>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9">
          <table:table-cell table:style-name="ce27"/>
          <table:table-cell table:style-name="ce33" table:number-columns-repeated="2"/>
          <table:table-cell table:style-name="ce42" office:value-type="string" table:number-columns-spanned="1" table:number-rows-spanned="3">
            <text:p>networkUnstructuredSsContext</text:p>
          </table:table-cell>
          <table:table-cell table:style-name="ce42" office:value-type="float" office:value="19" table:number-columns-spanned="1" table:number-rows-spanned="3">
            <text:p>19</text:p>
          </table:table-cell>
          <table:table-cell table:style-name="ce48" office:value-type="string">
            <text:p>MAP_PROCESS_UNSTRUCTURED_SS_REQUEST</text:p>
          </table:table-cell>
          <table:table-cell table:style-name="ce37"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52"/>
          <table:table-cell table:style-name="ce81" office:value-type="string">
            <text:p>processUnstructuredSS-Request - 59</text:p>
          </table:table-cell>
          <table:table-cell table:style-name="ce52" table:number-columns-repeated="3"/>
          <table:table-cell table:style-name="ce38" office:value-type="string">
            <text:p>Timer 10</text:p>
          </table:table-cell>
          <table:table-cell table:style-name="ce27" office:value-type="float" office:value="1">
            <text:p>1</text:p>
          </table:table-cell>
          <table:table-cell table:style-name="ce79" office:value-type="string">
            <text:p>+</text:p>
          </table:table-cell>
          <table:table-cell table:number-columns-repeated="1009"/>
        </table:table-row>
        <table:table-row table:style-name="ro10">
          <table:table-cell table:style-name="ce27"/>
          <table:table-cell table:style-name="ce33" table:number-columns-repeated="2"/>
          <table:covered-table-cell table:number-columns-repeated="2" table:style-name="ce42"/>
          <table:table-cell table:style-name="ce48" office:value-type="string">
            <text:p>MAP_UNSTRUCTURED_SS_REQUEST</text:p>
          </table:table-cell>
          <table:table-cell table:style-name="ce37"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52"/>
          <table:table-cell table:style-name="ce82" office:value-type="string">
            <text:p>unstructuredSS-Request - 60</text:p>
          </table:table-cell>
          <table:table-cell table:style-name="ce52" table:number-columns-repeated="3"/>
          <table:table-cell table:style-name="ce38" office:value-type="string">
            <text:p>Timer ml</text:p>
          </table:table-cell>
          <table:table-cell table:style-name="ce27" office:value-type="float" office:value="1">
            <text:p>1</text:p>
          </table:table-cell>
          <table:table-cell table:style-name="ce79" office:value-type="string">
            <text:p>+</text:p>
          </table:table-cell>
          <table:table-cell table:number-columns-repeated="1009"/>
        </table:table-row>
        <table:table-row table:style-name="ro10">
          <table:table-cell table:style-name="ce27"/>
          <table:table-cell table:style-name="ce33" table:number-columns-repeated="2"/>
          <table:covered-table-cell table:number-columns-repeated="2" table:style-name="ce42"/>
          <table:table-cell table:style-name="ce48" office:value-type="string">
            <text:p>MAP_UNSTRUCTURED_SS_NOTIFY</text:p>
          </table:table-cell>
          <table:table-cell table:style-name="ce37"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52"/>
          <table:table-cell table:style-name="ce82" office:value-type="string">
            <text:p>unstructuredSS-Notify - 61</text:p>
          </table:table-cell>
          <table:table-cell table:style-name="ce52" table:number-columns-repeated="3"/>
          <table:table-cell table:style-name="ce38" office:value-type="string">
            <text:p>Timer ml</text:p>
          </table:table-cell>
          <table:table-cell table:style-name="ce27" office:value-type="float" office:value="1">
            <text:p>1</text:p>
          </table:table-cell>
          <table:table-cell table:style-name="ce79" office:value-type="string">
            <text:p>+</text:p>
          </table:table-cell>
          <table:table-cell table:number-columns-repeated="1009"/>
        </table:table-row>
        <table:table-row table:style-name="ro10">
          <table:table-cell table:style-name="ce27"/>
          <table:table-cell table:style-name="ce33" table:number-columns-repeated="2"/>
          <table:table-cell table:style-name="ce38" office:value-type="string">
            <text:p>ss-InvocationNotificationContext</text:p>
          </table:table-cell>
          <table:table-cell table:style-name="ce38" office:value-type="float" office:value="36">
            <text:p>36</text:p>
          </table:table-cell>
          <table:table-cell table:style-name="ce34" office:value-type="string">
            <text:p>MAP_SS_INVOCATION_NOTIFY</text:p>
          </table:table-cell>
          <table:table-cell table:style-name="ce33"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52" table:number-columns-repeated="2"/>
          <table:table-cell table:style-name="ce73" office:value-type="string">
            <text:p>ss-InvocationNotification - 72</text:p>
          </table:table-cell>
          <table:table-cell table:style-name="ce52"/>
          <table:table-cell table:style-name="ce87" office:value-type="string">
            <text:p>SSIN</text:p>
          </table:table-cell>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1">
          <table:table-cell table:style-name="ce27"/>
          <table:table-cell table:style-name="ce33" table:number-columns-repeated="2"/>
          <table:table-cell table:style-name="ce38" office:value-type="string" table:number-columns-spanned="1" table:number-rows-spanned="2">
            <text:p>callCompletionContext</text:p>
          </table:table-cell>
          <table:table-cell table:style-name="ce38" office:value-type="float" office:value="8" table:number-columns-spanned="1" table:number-rows-spanned="2">
            <text:p>8</text:p>
          </table:table-cell>
          <table:table-cell table:style-name="ce34" office:value-type="string">
            <text:p>MAP_REGISTER_CC_ENTRY</text:p>
          </table:table-cell>
          <table:table-cell table:style-name="ce33" office:value-type="string">
            <text:p>This service is used between the MSC and the VLR and between the VLR and the HLR to register data for a requested call completion supplementary service. The VLR will relay the message to the HLR</text:p>
          </table:table-cell>
          <table:table-cell table:style-name="ce52" table:number-columns-repeated="2"/>
          <table:table-cell table:style-name="ce73" office:value-type="string">
            <text:p>registerCC-Entry - 76</text:p>
          </table:table-cell>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1">
          <table:table-cell table:style-name="ce27"/>
          <table:table-cell table:style-name="ce33" table:number-columns-repeated="2"/>
          <table:covered-table-cell table:number-columns-repeated="2" table:style-name="ce38"/>
          <table:table-cell table:style-name="ce34" office:value-type="string">
            <text:p>MAP_ERASE_CC_ENTRY</text:p>
          </table:table-cell>
          <table:table-cell table:style-name="ce33" office:value-type="string">
            <text:p>This service is used between the MSC and the VLR and between the VLR and the HLR to erase data related to a call completion supplementary service. The VLR will relay the message to the HLR</text:p>
          </table:table-cell>
          <table:table-cell table:style-name="ce52" table:number-columns-repeated="2"/>
          <table:table-cell table:style-name="ce73" office:value-type="string">
            <text:p>eraseCC-Entry - 77</text:p>
          </table:table-cell>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5">
          <table:table-cell table:style-name="ce27"/>
          <table:table-cell table:style-name="ce33" table:number-columns-repeated="2"/>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2">
          <table:table-cell table:style-name="ce27" office:value-type="float" office:value="12">
            <text:p>12</text:p>
          </table:table-cell>
          <table:table-cell table:style-name="ce35" office:value-type="string">
            <text:p>Short message service management services</text:p>
          </table:table-cell>
          <table:table-cell table:style-name="ce33"/>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2">
          <table:table-cell table:style-name="ce27"/>
          <table:table-cell table:style-name="ce33" table:number-columns-repeated="2"/>
          <table:table-cell table:style-name="ce42" office:value-type="string" table:number-columns-spanned="1" table:number-rows-spanned="3">
            <text:p>shortMsgGatewayContext</text:p>
          </table:table-cell>
          <table:table-cell table:style-name="ce44" office:value-type="float" office:value="20" table:number-columns-spanned="1" table:number-rows-spanned="3">
            <text:p>20</text:p>
          </table:table-cell>
          <table:table-cell table:style-name="ce48" office:value-type="string">
            <text:p>MAP-SEND-ROUTING-INFO-FOR-SM</text:p>
          </table:table-cell>
          <table:table-cell table:style-name="ce37" office:value-type="string">
            <text:p>This service is used between the gateway MSC and the HLR to retrieve the routing information needed for routing the short message to the servicing MSC.</text:p>
          </table:table-cell>
          <table:table-cell table:style-name="ce77" office:value-type="string" table:number-columns-spanned="3" table:number-rows-spanned="1">
            <text:p>sendRoutingInfoForSM - 45</text:p>
          </table:table-cell>
          <table:covered-table-cell table:style-name="ce77"/>
          <table:covered-table-cell table:style-name="ce42"/>
          <table:table-cell table:style-name="ce52"/>
          <table:table-cell table:style-name="ce52" office:value-type="string">
            <text:p>SRI</text:p>
          </table:table-cell>
          <table:table-cell table:style-name="ce38" office:value-type="string">
            <text:p>Timer m</text:p>
          </table:table-cell>
          <table:table-cell table:style-name="ce88" office:value-type="float" office:value="1">
            <text:p>1</text:p>
          </table:table-cell>
          <table:table-cell table:style-name="ce88"/>
          <table:table-cell table:number-columns-repeated="1009"/>
        </table:table-row>
        <table:table-row table:style-name="ro11">
          <table:table-cell table:style-name="ce27"/>
          <table:table-cell table:style-name="ce33" table:number-columns-repeated="2"/>
          <table:covered-table-cell table:style-name="ce42"/>
          <table:covered-table-cell table:style-name="ce44"/>
          <table:table-cell table:style-name="ce48" office:value-type="string">
            <text:p>MAP-REPORT-SM-DELIVERY-STATUS</text:p>
          </table:table-cell>
          <table:table-cell table:style-name="ce37"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77" office:value-type="string" table:number-columns-spanned="3" table:number-rows-spanned="1">
            <text:p><text:s/>reportSM-DeliveryStatus - 47</text:p>
          </table:table-cell>
          <table:covered-table-cell table:style-name="ce77"/>
          <table:covered-table-cell table:style-name="ce42"/>
          <table:table-cell table:style-name="ce52" table:number-columns-repeated="2"/>
          <table:table-cell table:style-name="ce38" office:value-type="string">
            <text:p>Timer s</text:p>
          </table:table-cell>
          <table:table-cell table:style-name="ce88" office:value-type="float" office:value="1">
            <text:p>1</text:p>
          </table:table-cell>
          <table:table-cell table:style-name="ce88"/>
          <table:table-cell table:style-name="ce91"/>
          <table:table-cell table:number-columns-repeated="1008"/>
        </table:table-row>
        <table:table-row table:style-name="ro10">
          <table:table-cell table:style-name="ce27"/>
          <table:table-cell table:style-name="ce33" table:number-columns-repeated="2"/>
          <table:covered-table-cell table:style-name="ce42"/>
          <table:covered-table-cell table:style-name="ce44"/>
          <table:table-cell table:style-name="ce48" office:value-type="string">
            <text:p>MAP-INFORM-SERVICE-CENTRE</text:p>
          </table:table-cell>
          <table:table-cell table:style-name="ce37"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77"/>
          <table:table-cell table:style-name="ce77" office:value-type="string" table:number-columns-spanned="2" table:number-rows-spanned="1">
            <text:p>InformServiceCentre - 63</text:p>
          </table:table-cell>
          <table:covered-table-cell table:style-name="ce42"/>
          <table:table-cell table:style-name="ce52" table:number-columns-repeated="2"/>
          <table:table-cell table:style-name="ce38" office:value-type="string">
            <text:p>Timer s</text:p>
          </table:table-cell>
          <table:table-cell table:style-name="ce27" office:value-type="float" office:value="4">
            <text:p>4</text:p>
          </table:table-cell>
          <table:table-cell table:style-name="ce27"/>
          <table:table-cell table:number-columns-repeated="1009"/>
        </table:table-row>
        <table:table-row table:style-name="ro11">
          <table:table-cell table:style-name="ce27"/>
          <table:table-cell table:style-name="ce33" table:number-columns-repeated="2"/>
          <table:table-cell table:style-name="ce42" office:value-type="string">
            <text:p><text:span text:style-name="T8">ShortMsgMO-RelayContext (in V1: S</text:span><text:span text:style-name="T9">hortMsgRelayContext</text:span><text:span text:style-name="T8">)</text:span></text:p>
          </table:table-cell>
          <table:table-cell table:style-name="ce42" office:value-type="float" office:value="21">
            <text:p>21</text:p>
          </table:table-cell>
          <table:table-cell table:style-name="ce48" office:value-type="string">
            <text:p>MAP-MO-FORWARD-SHORT-MESSAGE</text:p>
          </table:table-cell>
          <table:table-cell table:style-name="ce37" office:value-type="string">
            <text:p>This service is used between the serving MSC or the SGSN and the SMS Interworking MSC to forward mobile originated short messages</text:p>
          </table:table-cell>
          <table:table-cell table:style-name="ce42" office:value-type="string" table:number-columns-spanned="2" table:number-rows-spanned="1">
            <text:p>forwardSM - 46</text:p>
          </table:table-cell>
          <table:covered-table-cell table:style-name="ce42"/>
          <table:table-cell table:style-name="ce42" office:value-type="string">
            <text:p>mo-forwardSM - 46</text:p>
          </table:table-cell>
          <table:table-cell table:style-name="ce52" table:number-columns-repeated="2"/>
          <table:table-cell table:style-name="ce38" office:value-type="string">
            <text:p>Timer ml</text:p>
          </table:table-cell>
          <table:table-cell table:style-name="ce27" office:value-type="float" office:value="1">
            <text:p>1</text:p>
          </table:table-cell>
          <table:table-cell table:style-name="ce27"/>
          <table:table-cell table:number-columns-repeated="1009"/>
        </table:table-row>
        <table:table-row table:style-name="ro11">
          <table:table-cell table:style-name="ce27"/>
          <table:table-cell table:style-name="ce33" table:number-columns-repeated="2"/>
          <table:table-cell table:style-name="ce42" office:value-type="string">
            <text:p>shortMsgMT-RelayContext</text:p>
          </table:table-cell>
          <table:table-cell table:style-name="ce42" office:value-type="float" office:value="25">
            <text:p>25</text:p>
          </table:table-cell>
          <table:table-cell table:style-name="ce48" office:value-type="string">
            <text:p>MAP-MT-FORWARD-SHORT-MESSAGE</text:p>
          </table:table-cell>
          <table:table-cell table:style-name="ce37" office:value-type="string">
            <text:p>This service is used between the gateway MSC and the servicing MSC or the SGSN to forward mobile terminated short messages.</text:p>
          </table:table-cell>
          <table:table-cell table:style-name="ce42"/>
          <table:table-cell table:style-name="ce42" office:value-type="string">
            <text:p>forwardSM - 46</text:p>
          </table:table-cell>
          <table:table-cell table:style-name="ce42" office:value-type="string">
            <text:p>mt-forwardSM - 44</text:p>
          </table:table-cell>
          <table:table-cell table:style-name="ce52" table:number-columns-repeated="2"/>
          <table:table-cell table:style-name="ce38" office:value-type="string">
            <text:p>Timer ml</text:p>
          </table:table-cell>
          <table:table-cell table:style-name="ce27" office:value-type="float" office:value="1">
            <text:p>1</text:p>
          </table:table-cell>
          <table:table-cell table:style-name="ce27"/>
          <table:table-cell table:number-columns-repeated="1009"/>
        </table:table-row>
        <table:table-row table:style-name="ro11">
          <table:table-cell table:style-name="ce27"/>
          <table:table-cell table:style-name="ce33" table:number-columns-repeated="2"/>
          <table:table-cell table:style-name="ce43" office:value-type="string">
            <text:p>shortMsgMT-VGCS-RelayContext</text:p>
          </table:table-cell>
          <table:table-cell table:style-name="ce45" office:value-type="float" office:value="41">
            <text:p>41</text:p>
          </table:table-cell>
          <table:table-cell table:style-name="ce49" office:value-type="string">
            <text:p>MAP-MT-FORWARD-SM-FOR-VGCS</text:p>
          </table:table-cell>
          <table:table-cell table:style-name="ce50" office:value-type="string">
            <text:p>This service is used between the SMS gateway MSC and the Group Call Anchor MSC to forward mobile terminated short messages into an ongoing voice group call</text:p>
          </table:table-cell>
          <table:table-cell table:style-name="ce45" table:number-columns-repeated="2"/>
          <table:table-cell table:style-name="ce84" office:value-type="string">
            <text:p>Mt-forwardSM-VGCS – 21</text:p>
          </table:table-cell>
          <table:table-cell table:style-name="ce85" table:number-columns-repeated="2"/>
          <table:table-cell table:style-name="ce38" office:value-type="string">
            <text:p>Timer ml</text:p>
          </table:table-cell>
          <table:table-cell table:style-name="ce27" office:value-type="float" office:value="1">
            <text:p>1</text:p>
          </table:table-cell>
          <table:table-cell table:style-name="ce27"/>
          <table:table-cell table:number-columns-repeated="1009"/>
        </table:table-row>
        <table:table-row table:style-name="ro10">
          <table:table-cell table:style-name="ce27"/>
          <table:table-cell table:style-name="ce33" table:number-columns-repeated="2"/>
          <table:table-cell table:style-name="ce42" office:value-type="string">
            <text:p>shortMsgAlertContext</text:p>
          </table:table-cell>
          <table:table-cell table:style-name="ce42" office:value-type="float" office:value="23">
            <text:p>23</text:p>
          </table:table-cell>
          <table:table-cell table:style-name="ce48" office:value-type="string">
            <text:p>MAP-ALERT-SERVICE-CENTRE</text:p>
          </table:table-cell>
          <table:table-cell table:style-name="ce37"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42" office:value-type="string">
            <text:p>alertServiceCentreWithoutResult - 49</text:p>
          </table:table-cell>
          <table:table-cell table:style-name="ce42" office:value-type="string">
            <text:p>alertServiceCentre - 64</text:p>
          </table:table-cell>
          <table:table-cell table:style-name="ce42"/>
          <table:table-cell table:style-name="ce52" table:number-columns-repeated="2"/>
          <table:table-cell table:style-name="ce38" office:value-type="string">
            <text:p>Timer s</text:p>
          </table:table-cell>
          <table:table-cell table:style-name="ce89" office:value-type="string">
            <text:p>4 / 1</text:p>
          </table:table-cell>
          <table:table-cell table:style-name="ce89"/>
          <table:table-cell table:number-columns-repeated="1009"/>
        </table:table-row>
        <table:table-row table:style-name="ro17">
          <table:table-cell table:style-name="ce27"/>
          <table:table-cell table:style-name="ce33" table:number-columns-repeated="2"/>
          <table:table-cell table:style-name="ce43" office:value-type="string">
            <text:p>mwdMngtContext</text:p>
          </table:table-cell>
          <table:table-cell table:style-name="ce46" office:value-type="float" office:value="24">
            <text:p>24</text:p>
          </table:table-cell>
          <table:table-cell table:style-name="ce34" office:value-type="string">
            <text:p>MAP-READY-FOR-SM</text:p>
          </table:table-cell>
          <table:table-cell table:style-name="ce33"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78" office:value-type="string">
            <text:p>noteSubscriberPresent - 48</text:p>
          </table:table-cell>
          <table:table-cell table:style-name="ce78" office:value-type="string" table:number-columns-spanned="2" table:number-rows-spanned="1">
            <text:p>readyForSM - 66</text:p>
          </table:table-cell>
          <table:covered-table-cell table:style-name="ce42"/>
          <table:table-cell table:style-name="ce52" table:number-columns-repeated="2"/>
          <table:table-cell table:style-name="ce38" office:value-type="string">
            <text:p>Timer s / Timer m</text:p>
          </table:table-cell>
          <table:table-cell table:style-name="ce89" office:value-type="string">
            <text:p>4 / 1</text:p>
          </table:table-cell>
          <table:table-cell table:style-name="ce89"/>
          <table:table-cell table:number-columns-repeated="1009"/>
        </table:table-row>
        <table:table-row table:style-name="ro2">
          <table:table-cell table:style-name="ce27"/>
          <table:table-cell table:style-name="ce33" table:number-columns-repeated="2"/>
          <table:table-cell table:style-name="ce42" table:number-columns-repeated="2"/>
          <table:table-cell table:style-name="ce34" office:value-type="string">
            <text:p>MAP-SEND-INFO-FOR-MT-SMS</text:p>
          </table:table-cell>
          <table:table-cell table:style-name="ce33" office:value-type="string">
            <text:p>This service is used between the MSC and the VLR. The service is invoked by the MSC receiving a mobile terminated short message to request subscriber related information from the VLR</text:p>
          </table:table-cell>
          <table:table-cell table:style-name="ce42" table:number-columns-repeated="3"/>
          <table:table-cell table:style-name="ce52" table:number-columns-repeated="3"/>
          <table:table-cell table:style-name="ce27" table:number-columns-repeated="2"/>
          <table:table-cell table:number-columns-repeated="1009"/>
        </table:table-row>
        <table:table-row table:style-name="ro11">
          <table:table-cell table:style-name="ce27"/>
          <table:table-cell table:style-name="ce33" table:number-columns-repeated="2"/>
          <table:table-cell table:style-name="ce42" table:number-columns-repeated="2"/>
          <table:table-cell table:style-name="ce34" office:value-type="string">
            <text:p>MAP-SEND-INFO-FOR-MO-SMS</text:p>
          </table:table-cell>
          <table:table-cell table:style-name="ce33"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42" table:number-columns-repeated="3"/>
          <table:table-cell table:style-name="ce52" table:number-columns-repeated="3"/>
          <table:table-cell table:style-name="ce27" table:number-columns-repeated="2"/>
          <table:table-cell table:number-columns-repeated="1009"/>
        </table:table-row>
        <table:table-row table:style-name="ro5">
          <table:table-cell table:style-name="ce27"/>
          <table:table-cell table:style-name="ce33" table:number-columns-repeated="2"/>
          <table:table-cell table:style-name="ce38" table:number-columns-repeated="2"/>
          <table:table-cell table:style-name="ce26" table:number-columns-repeated="2"/>
          <table:table-cell table:style-name="ce52" table:number-columns-repeated="6"/>
          <table:table-cell table:style-name="ce27" table:number-columns-repeated="2"/>
          <table:table-cell table:number-columns-repeated="1009"/>
        </table:table-row>
        <table:table-row table:style-name="ro2">
          <table:table-cell table:style-name="ce27" office:value-type="float" office:value="13">
            <text:p>13</text:p>
          </table:table-cell>
          <table:table-cell table:style-name="ce35" office:value-type="string">
            <text:p>Network-Requested PDP Context Activation services</text:p>
          </table:table-cell>
          <table:table-cell table:style-name="ce33"/>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2">
          <table:table-cell table:style-name="ce27"/>
          <table:table-cell table:style-name="ce33" table:number-columns-repeated="2"/>
          <table:table-cell table:style-name="ce38" office:value-type="string">
            <text:p>gprsLocationInfoRetrievalContext</text:p>
          </table:table-cell>
          <table:table-cell table:style-name="ce38" office:value-type="float" office:value="33">
            <text:p>33</text:p>
          </table:table-cell>
          <table:table-cell table:style-name="ce34" office:value-type="string">
            <text:p>MAP_SEND_ROUTING_INFO_FOR_GPRS</text:p>
          </table:table-cell>
          <table:table-cell table:style-name="ce35" office:value-type="string">
            <text:p><text:s/>This service is used by the GGSN to request GPRS routing information from the HLR</text:p>
          </table:table-cell>
          <table:table-cell table:style-name="ce52" table:number-columns-repeated="2"/>
          <table:table-cell table:style-name="ce72" office:value-type="string" table:number-columns-spanned="2" table:number-rows-spanned="1">
            <text:p>sendRoutingInfoForGprs - 24</text:p>
          </table:table-cell>
          <table:covered-table-cell table:style-name="ce52"/>
          <table:table-cell table:style-name="ce5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2">
          <table:table-cell table:style-name="ce27"/>
          <table:table-cell table:style-name="ce33" table:number-columns-repeated="2"/>
          <table:table-cell table:style-name="ce38" office:value-type="string">
            <text:p>failureReportContext</text:p>
          </table:table-cell>
          <table:table-cell table:style-name="ce38" office:value-type="float" office:value="34">
            <text:p>34</text:p>
          </table:table-cell>
          <table:table-cell table:style-name="ce34" office:value-type="string">
            <text:p>MAP_FAILURE_REPORT</text:p>
          </table:table-cell>
          <table:table-cell table:style-name="ce35" office:value-type="string">
            <text:p>This service is used by the GGSN to inform the HLR that network requested PDP-context activation has failed.</text:p>
          </table:table-cell>
          <table:table-cell table:style-name="ce52" table:number-columns-repeated="2"/>
          <table:table-cell table:style-name="ce73" office:value-type="string">
            <text:p>failureReport - 25</text:p>
          </table:table-cell>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1">
          <table:table-cell table:style-name="ce27"/>
          <table:table-cell table:style-name="ce33" table:number-columns-repeated="2"/>
          <table:table-cell table:style-name="ce38" office:value-type="string">
            <text:p>gprsNotifyContext</text:p>
          </table:table-cell>
          <table:table-cell table:style-name="ce38" office:value-type="float" office:value="35">
            <text:p>35</text:p>
          </table:table-cell>
          <table:table-cell table:style-name="ce34" office:value-type="string">
            <text:p>MAP_NOTE_MS_PRESENT_FOR_GPRS</text:p>
          </table:table-cell>
          <table:table-cell table:style-name="ce35" office:value-type="string">
            <text:p><text:s/>This service is used by the HLR to inform the GGSN that the MS is present for GPRS again</text:p>
          </table:table-cell>
          <table:table-cell table:style-name="ce52" table:number-columns-repeated="2"/>
          <table:table-cell table:style-name="ce73" office:value-type="string">
            <text:p>noteMsPresentForGprs - 26</text:p>
          </table:table-cell>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5">
          <table:table-cell table:style-name="ce27"/>
          <table:table-cell table:style-name="ce33" table:number-columns-repeated="2"/>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2">
          <table:table-cell table:style-name="ce30" office:value-type="string">
            <text:p>13A</text:p>
          </table:table-cell>
          <table:table-cell table:style-name="ce36" office:value-type="string">
            <text:p>Location Service Management Services</text:p>
          </table:table-cell>
          <table:table-cell table:style-name="ce37"/>
          <table:table-cell table:style-name="ce42" table:number-columns-repeated="2"/>
          <table:table-cell table:style-name="ce31"/>
          <table:table-cell table:style-name="ce37"/>
          <table:table-cell table:style-name="ce52" table:number-columns-repeated="6"/>
          <table:table-cell table:style-name="ce27" table:number-columns-repeated="2"/>
          <table:table-cell table:number-columns-repeated="1009"/>
        </table:table-row>
        <table:table-row table:style-name="ro11">
          <table:table-cell table:style-name="ce31"/>
          <table:table-cell table:style-name="ce37" table:number-columns-repeated="2"/>
          <table:table-cell table:style-name="ce42" office:value-type="string">
            <text:p>locationSvcGatewayContext</text:p>
          </table:table-cell>
          <table:table-cell table:style-name="ce42" office:value-type="float" office:value="37">
            <text:p>37</text:p>
          </table:table-cell>
          <table:table-cell table:style-name="ce48" office:value-type="string">
            <text:p>MAP-SEND-ROUTING-INFO-FOR-LCS</text:p>
          </table:table-cell>
          <table:table-cell table:style-name="ce37" office:value-type="string">
            <text:p>This service is used between the GMLC and the HLR to retrieve the routing information needed for routing a location service request to the servicing VMSC or SGSN.</text:p>
          </table:table-cell>
          <table:table-cell table:style-name="ce52" table:number-columns-repeated="2"/>
          <table:table-cell table:style-name="ce82" office:value-type="string">
            <text:p>sendRoutingInfoForLCS - 85</text:p>
          </table:table-cell>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1">
          <table:table-cell table:style-name="ce31"/>
          <table:table-cell table:style-name="ce37" table:number-columns-repeated="2"/>
          <table:table-cell table:style-name="ce42" office:value-type="string" table:number-columns-spanned="1" table:number-rows-spanned="2">
            <text:p>locationSvcEnquiryContext</text:p>
          </table:table-cell>
          <table:table-cell table:style-name="ce42" office:value-type="float" office:value="38" table:number-columns-spanned="1" table:number-rows-spanned="2">
            <text:p>38</text:p>
          </table:table-cell>
          <table:table-cell table:style-name="ce48" office:value-type="string">
            <text:p>MAP-PROVIDE-SUBSCRIBER-LOCATION</text:p>
          </table:table-cell>
          <table:table-cell table:style-name="ce36" office:value-type="string">
            <text:p>This service is used by a GMLC to request the location of a target MS from the visited MSC or SGSN at any time</text:p>
          </table:table-cell>
          <table:table-cell table:style-name="ce52" table:number-columns-repeated="2"/>
          <table:table-cell table:style-name="ce82" office:value-type="string">
            <text:p>provideSubscriberLocation - 83</text:p>
          </table:table-cell>
          <table:table-cell table:style-name="ce52" table:number-columns-repeated="2"/>
          <table:table-cell table:style-name="ce38" office:value-type="string">
            <text:p>Timer ml</text:p>
          </table:table-cell>
          <table:table-cell table:style-name="ce27" office:value-type="float" office:value="1">
            <text:p>1</text:p>
          </table:table-cell>
          <table:table-cell table:style-name="ce27"/>
          <table:table-cell table:number-columns-repeated="1009"/>
        </table:table-row>
        <table:table-row table:style-name="ro11">
          <table:table-cell table:style-name="ce31"/>
          <table:table-cell table:style-name="ce37" table:number-columns-repeated="2"/>
          <table:covered-table-cell table:number-columns-repeated="2" table:style-name="ce42"/>
          <table:table-cell table:style-name="ce48" office:value-type="string">
            <text:p>MAP-SUBSCRIBER-LOCATION-REPORT</text:p>
          </table:table-cell>
          <table:table-cell table:style-name="ce37" office:value-type="string">
            <text:p>This service is used by a VMSC or SGSN to provide the location of a target MS to a GMLC when a request for location is either implicitly administered or made at some earlier time</text:p>
          </table:table-cell>
          <table:table-cell table:style-name="ce52" table:number-columns-repeated="2"/>
          <table:table-cell table:style-name="ce82" office:value-type="string">
            <text:p>subscriberLocationReport - 86</text:p>
          </table:table-cell>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8" table:number-rows-repeated="3">
          <table:table-cell table:number-columns-repeated="1024"/>
        </table:table-row>
        <table:table-row table:style-name="ro8" table:number-rows-repeated="3">
          <table:table-cell table:number-columns-repeated="5"/>
          <table:table-cell table:style-name="Default" table:number-columns-repeated="2"/>
          <table:table-cell table:number-columns-repeated="1017"/>
        </table:table-row>
        <table:table-row table:style-name="ro8" table:number-rows-repeated="65396">
          <table:table-cell table:number-columns-repeated="1024"/>
        </table:table-row>
        <table:table-row table:style-name="ro8">
          <table:table-cell table:number-columns-repeated="1024"/>
        </table:table-row>
      </table:table>
      <table:table table:name="Primitives" table:style-name="ta1">
        <table:table-column table:style-name="co13" table:default-cell-style-name="Default"/>
        <table:table-column table:style-name="co15" table:default-cell-style-name="ce57"/>
        <table:table-column table:style-name="co16" table:default-cell-style-name="ce67"/>
        <table:table-column table:style-name="co1" table:number-columns-repeated="5" table:default-cell-style-name="Default"/>
        <table:table-row table:style-name="ro5" table:number-rows-repeated="4">
          <table:table-cell/>
          <table:table-cell table:style-name="Default" table:number-columns-repeated="2"/>
          <table:table-cell table:number-columns-repeated="5"/>
        </table:table-row>
        <table:table-row table:style-name="ro2">
          <table:table-cell office:value-type="string">
            <text:p>Service</text:p>
          </table:table-cell>
          <table:table-cell table:style-name="Default" office:value-type="string">
            <text:p>Name</text:p>
          </table:table-cell>
          <table:table-cell table:style-name="Default" office:value-type="string">
            <text:p>Type</text:p>
          </table:table-cell>
          <table:table-cell office:value-type="string">
            <text:p>Fully</text:p>
          </table:table-cell>
          <table:table-cell office:value-type="string">
            <text:p>Partly</text:p>
          </table:table-cell>
          <table:table-cell office:value-type="string">
            <text:p>Not</text:p>
          </table:table-cell>
          <table:table-cell table:style-name="ce69" office:value-type="string">
            <text:p>XML Serialisation</text:p>
          </table:table-cell>
          <table:table-cell/>
        </table:table-row>
        <table:table-row table:style-name="ro5">
          <table:table-cell office:value-type="string">
            <text:p>Primitives</text:p>
          </table:table-cell>
          <table:table-cell table:style-name="Default" table:number-columns-repeated="2"/>
          <table:table-cell table:number-columns-repeated="5"/>
        </table:table-row>
        <table:table-row table:style-name="ro5">
          <table:table-cell/>
          <table:table-cell office:value-type="string">
            <text:p>AccessNetworkProtocolId</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6"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AdditionalNumberTyp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AddressNatur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AddressString</text:p>
          </table:table-cell>
          <table:table-cell office:value-type="string">
            <text:p>OCTE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AlertingCategory</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AlertingLevel</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AlertingPattern</text:p>
          </table:table-cell>
          <table:table-cell office:value-type="string">
            <text:p>OCTE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4">
          <table:table-cell/>
          <table:table-cell table:style-name="ce56" office:value-type="string">
            <text:p>ASCICallReference</text:p>
          </table:table-cell>
          <table:table-cell table:style-name="ce68"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CellGlobalIdOrServiceAreaIdFixedLength</text:p>
          </table:table-cell>
          <table:table-cell office:value-type="string">
            <text:p>OCTE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CellGlobalIdOrServiceAreaIdOrLAI</text:p>
          </table:table-cell>
          <table:table-cell office:value-type="string">
            <text:p>CHOICE</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8" office:value-type="string">
            <text:p>DiameterIdentity</text:p>
          </table:table-cell>
          <table:table-cell office:value-type="string">
            <text:p>OCTET STRING</text:p>
          </table:table-cell>
          <table:table-cell/>
          <table:table-cell office:value-type="float" office:value="1">
            <text:p>1</text:p>
          </table:table-cell>
          <table:table-cell/>
          <table:table-cell table:style-name="ce70" office:value-type="string">
            <text:p>+</text:p>
          </table:table-cell>
          <table:table-cell/>
        </table:table-row>
        <table:table-row table:style-name="ro5">
          <table:table-cell/>
          <table:table-cell office:value-type="string">
            <text:p>EMLPPPriority</text:p>
          </table:table-cell>
          <table:table-cell table:style-name="ce53" office:value-type="string">
            <text:p>INTEGER = enum</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ExtProtocolId</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5">
          <table:table-cell/>
          <table:table-cell office:value-type="string">
            <text:p>GlobalCellId</text:p>
          </table:table-cell>
          <table:table-cell office:value-type="string">
            <text:p>OCTE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GSNAddress</text:p>
          </table:table-cell>
          <table:table-cell office:value-type="string">
            <text:p>OCTET STRING</text:p>
          </table:table-cell>
          <table:table-cell office:value-type="float" office:value="1">
            <text:p>1</text:p>
          </table:table-cell>
          <table:table-cell table:number-columns-repeated="4"/>
        </table:table-row>
        <table:table-row table:style-name="ro4">
          <table:table-cell/>
          <table:table-cell office:value-type="string">
            <text:p>IMEI</text:p>
          </table:table-cell>
          <table:table-cell table:style-name="ce68" office:value-type="string">
            <text:p><text:span text:style-name="T6">TBCD</text:span><text:span text:style-name="T7">-</text:span><text:span text:style-name="T6">STRING</text:span></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4">
          <table:table-cell/>
          <table:table-cell office:value-type="string">
            <text:p>IMSI</text:p>
          </table:table-cell>
          <table:table-cell table:style-name="ce68" office:value-type="string">
            <text:p><text:span text:style-name="T6">TBCD</text:span><text:span text:style-name="T7">-</text:span><text:span text:style-name="T6">STRING</text:span></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ISDNAddressString</text:p>
          </table:table-cell>
          <table:table-cell office:value-type="string">
            <text:p>Address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9"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LAIFixedLength</text:p>
          </table:table-cell>
          <table:table-cell office:value-type="string">
            <text:p>OCTE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MAPExtensionContainer</text:p>
          </table:table-cell>
          <table:table-cell office:value-type="string">
            <text:p>SEQUENCE</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MAPPrivateExtension</text:p>
          </table:table-cell>
          <table:table-cell table:style-name="Default" office:value-type="string">
            <text:p>special</text:p>
          </table:table-cell>
          <table:table-cell table:number-columns-repeated="3"/>
          <table:table-cell table:style-name="ce70" office:value-type="string">
            <text:p>+</text:p>
          </table:table-cell>
          <table:table-cell/>
        </table:table-row>
        <table:table-row table:style-name="ro5">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ce60" office:value-type="string">
            <text:p>NAEAPreferredCI</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NetworkResourc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NumberingPlan</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PlmnId</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ProtocolId</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table:style-name="ce60" office:value-type="string">
            <text:p>Time</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ce56"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Default" table:number-columns-repeated="2"/>
          <table:table-cell table:number-columns-repeated="5"/>
        </table:table-row>
        <table:table-row table:style-name="ro5">
          <table:table-cell table:style-name="ce53" office:value-type="string">
            <text:p>Mobility Services</text:p>
          </table:table-cell>
          <table:table-cell table:style-name="Default" table:number-columns-repeated="2"/>
          <table:table-cell table:number-columns-repeated="5"/>
        </table:table-row>
        <table:table-row table:style-name="ro5">
          <table:table-cell table:style-name="ce53" office:value-type="string">
            <text:p>Location management services</text:p>
          </table:table-cell>
          <table:table-cell table:style-name="Default" table:number-columns-repeated="2"/>
          <table:table-cell table:number-columns-repeated="5"/>
        </table:table-row>
        <table:table-row table:style-name="ro5">
          <table:table-cell/>
          <table:table-cell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60" office:value-type="string">
            <text:p>AgeIndicator</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CancellationTyp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EPSInfo</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table:style-name="ce60" office:value-type="string">
            <text:p>IMSIWithLMSI</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ISRInformation</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ISTSupportIndicator</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PDNGWUpdate</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56"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office:value-type="string">
            <text:p>SupportedFeatures</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TypeOfUpdat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UESRVCCCapability</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UsedRATTyp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Default" table:number-columns-repeated="2"/>
          <table:table-cell table:number-columns-repeated="5"/>
        </table:table-row>
        <table:table-row table:style-name="ro5">
          <table:table-cell table:style-name="ce53" office:value-type="string">
            <text:p>Handover services</text:p>
          </table:table-cell>
          <table:table-cell table:style-name="ce56"/>
          <table:table-cell table:style-name="Default"/>
          <table:table-cell table:number-columns-repeated="5"/>
        </table:table-row>
        <table:table-row table:style-name="ro5">
          <table:table-cell/>
          <table:table-cell table:style-name="ce56"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HandoverTyp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6"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KeyStatus</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6"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Default" table:number-columns-repeated="2"/>
          <table:table-cell table:number-columns-repeated="5"/>
        </table:table-row>
        <table:table-row table:style-name="ro5">
          <table:table-cell table:style-name="ce53" office:value-type="string">
            <text:p>Authentication management services</text:p>
          </table:table-cell>
          <table:table-cell table:style-name="Default" table:number-columns-repeated="2"/>
          <table:table-cell table:number-columns-repeated="5"/>
        </table:table-row>
        <table:table-row table:style-name="ro5">
          <table:table-cell/>
          <table:table-cell office:value-type="string">
            <text:p>AccessTyp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61"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62" office:value-type="string">
            <text:p>CK</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ce62" office:value-type="string">
            <text:p>Cksn</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ce60" office:value-type="string">
            <text:p>CurrentSecurityContext</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FailureCaus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60" office:value-type="string">
            <text:p>GSMSecurityContextDat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62" office:value-type="string">
            <text:p>IK</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ce62" office:value-type="string">
            <text:p>Kc</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ce62" office:value-type="string">
            <text:p>KSI</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RequestingNodeTyp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RequestParameter</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56"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60" office:value-type="string">
            <text:p>UMTSSecurityContextDat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Default" table:number-columns-repeated="2"/>
          <table:table-cell table:number-columns-repeated="5"/>
        </table:table-row>
        <table:table-row table:style-name="ro5">
          <table:table-cell table:style-name="ce53" office:value-type="string">
            <text:p>IMEI management services</text:p>
          </table:table-cell>
          <table:table-cell table:style-name="Default" table:number-columns-repeated="2"/>
          <table:table-cell table:number-columns-repeated="5"/>
        </table:table-row>
        <table:table-row table:style-name="ro5">
          <table:table-cell/>
          <table:table-cell office:value-type="string">
            <text:p>EquipmentStatus</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RequestedEquipmentInfo</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UESBIIu</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UESBIIuA</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UESBIIuB</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table:style-name="Default" table:number-columns-repeated="2"/>
          <table:table-cell table:number-columns-repeated="5"/>
        </table:table-row>
        <table:table-row table:style-name="ro5">
          <table:table-cell table:style-name="ce53" office:value-type="string">
            <text:p>Subscriber management services</text:p>
          </table:table-cell>
          <table:table-cell table:style-name="Default" table:number-columns-repeated="2"/>
          <table:table-cell table:number-columns-repeated="5"/>
        </table:table-row>
        <table:table-row table:style-name="ro5">
          <table:table-cell/>
          <table:table-cell office:value-type="string">
            <text:p>AccessRestrictionData</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AdditionalInfo</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table:style-name="ce60" office:value-type="string">
            <text:p>AdditionalSubscriptions</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AllocationRetentionPriority</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AMBR</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APN</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APNConfiguration</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APNConfigurationProfile</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58" office:value-type="string">
            <text:p>APNOIReplacement</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table:style-name="ce60" office:value-type="string">
            <text:p>BasicServiceCode</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office:value-type="string">
            <text:p>BearerServiceCode</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CallTypeCriteria</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Category</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CauseValue</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ChargingCharacteristics</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ce60"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CSGId</text:p>
          </table:table-cell>
          <table:table-cell office:value-type="string">
            <text:p>BI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60" office:value-type="string">
            <text:p>CUGFeature</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58" office:value-type="string">
            <text:p>CUGIndex</text:p>
          </table:table-cell>
          <table:table-cell office:value-type="string">
            <text:p>INTEGER</text:p>
          </table:table-cell>
          <table:table-cell/>
          <table:table-cell office:value-type="float" office:value="1">
            <text:p>1</text:p>
          </table:table-cell>
          <table:table-cell/>
          <table:table-cell table:style-name="ce70" office:value-type="string">
            <text:p>+</text:p>
          </table:table-cell>
          <table:table-cell/>
        </table:table-row>
        <table:table-row table:style-name="ro5">
          <table:table-cell/>
          <table:table-cell table:style-name="ce60" office:value-type="string">
            <text:p>CUG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CUGInterlock</text:p>
          </table:table-cell>
          <table:table-cell office:value-type="string">
            <text:p>OCTE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60" office:value-type="string">
            <text:p>CUGSubscription</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DCSI</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DefaultCallHandling</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DefaultGPRSHandling</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DefaultSMSHandling</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60" office:value-type="string">
            <text:p>DestinationNumberCriteri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DPAnalysedInfoCriterium</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60" office:value-type="string">
            <text:p>EMLPP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56"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EPSSubscriptionDat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EPSSubscriptionDataWithdraw</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office:value-type="string">
            <text:p>Ext2QoSSubscribed</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ce63" office:value-type="string">
            <text:p>Ext2QoSSubscribed_SourceStatisticsDescriptor</text:p>
          </table:table-cell>
          <table:table-cell office:value-type="string">
            <text:p>ENUMERATED</text:p>
          </table:table-cell>
          <table:table-cell office:value-type="float" office:value="1">
            <text:p>1</text:p>
          </table:table-cell>
          <table:table-cell table:number-columns-repeated="4"/>
        </table:table-row>
        <table:table-row table:style-name="ro5">
          <table:table-cell/>
          <table:table-cell office:value-type="string">
            <text:p>Ext3QoSSubscribed</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ce58"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office:value-type="string">
            <text:p>ExtBasicServiceCode</text:p>
          </table:table-cell>
          <table:table-cell office:value-type="string">
            <text:p>CHOICE</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ExtBearerServiceCode</text:p>
          </table:table-cell>
          <table:table-cell office:value-type="string">
            <text:p>OCTE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60" office:value-type="string">
            <text:p>ExtCallBar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60" office:value-type="string">
            <text:p>ExtCallBarringFeature</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ExternalClient</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60" office:value-type="string">
            <text:p>ExtForwFeature</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60" office:value-type="string">
            <text:p>ExtForw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60" office:value-type="string">
            <text:p>ExtForwOptions</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ExtForwOptionsForwardingReason</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8"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office:value-type="string">
            <text:p>ExtQoSSubscribed</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ce63" office:value-type="string">
            <text:p>ExtQoSSubscribed_DeliveryOfErroneousSdus</text:p>
          </table:table-cell>
          <table:table-cell office:value-type="string">
            <text:p>ENUMERATED</text:p>
          </table:table-cell>
          <table:table-cell office:value-type="float" office:value="1">
            <text:p>1</text:p>
          </table:table-cell>
          <table:table-cell table:number-columns-repeated="4"/>
        </table:table-row>
        <table:table-row table:style-name="ro5">
          <table:table-cell/>
          <table:table-cell table:style-name="ce63" office:value-type="string">
            <text:p>ExtQoSSubscribed_DeliveryOrder</text:p>
          </table:table-cell>
          <table:table-cell office:value-type="string">
            <text:p>ENUMERATED</text:p>
          </table:table-cell>
          <table:table-cell office:value-type="float" office:value="1">
            <text:p>1</text:p>
          </table:table-cell>
          <table:table-cell table:number-columns-repeated="4"/>
        </table:table-row>
        <table:table-row table:style-name="ro5">
          <table:table-cell/>
          <table:table-cell table:style-name="ce63" office:value-type="string">
            <text:p>ExtQoSSubscribed_TrafficClass</text:p>
          </table:table-cell>
          <table:table-cell office:value-type="string">
            <text:p>ENUMERATED</text:p>
          </table:table-cell>
          <table:table-cell office:value-type="float" office:value="1">
            <text:p>1</text:p>
          </table:table-cell>
          <table:table-cell table:number-columns-repeated="4"/>
        </table:table-row>
        <table:table-row table:style-name="ro5">
          <table:table-cell/>
          <table:table-cell table:style-name="ce63" office:value-type="string">
            <text:p>ExtQoSSubscribed_ResidualBER</text:p>
          </table:table-cell>
          <table:table-cell office:value-type="string">
            <text:p>ENUMERATED</text:p>
          </table:table-cell>
          <table:table-cell office:value-type="float" office:value="1">
            <text:p>1</text:p>
          </table:table-cell>
          <table:table-cell table:number-columns-repeated="4"/>
        </table:table-row>
        <table:table-row table:style-name="ro5">
          <table:table-cell/>
          <table:table-cell table:style-name="ce63" office:value-type="string">
            <text:p>ExtQoSSubscribed_SduErrorRatio</text:p>
          </table:table-cell>
          <table:table-cell office:value-type="string">
            <text:p>ENUMERATED</text:p>
          </table:table-cell>
          <table:table-cell office:value-type="float" office:value="1">
            <text:p>1</text:p>
          </table:table-cell>
          <table:table-cell table:number-columns-repeated="4"/>
        </table:table-row>
        <table:table-row table:style-name="ro5">
          <table:table-cell/>
          <table:table-cell table:style-name="ce63" office:value-type="string">
            <text:p>ExtQoSSubscribed_TrafficHandlingPriority</text:p>
          </table:table-cell>
          <table:table-cell office:value-type="string">
            <text:p>ENUMERATED</text:p>
          </table:table-cell>
          <table:table-cell office:value-type="float" office:value="1">
            <text:p>1</text:p>
          </table:table-cell>
          <table:table-cell table:number-columns-repeated="4"/>
        </table:table-row>
        <table:table-row table:style-name="ro5">
          <table:table-cell/>
          <table:table-cell table:style-name="ce63" office:value-type="string">
            <text:p>ExtQoSSubscribed_MaximumSduSize</text:p>
          </table:table-cell>
          <table:table-cell office:value-type="string">
            <text:p>Internal structure</text:p>
          </table:table-cell>
          <table:table-cell office:value-type="float" office:value="1">
            <text:p>1</text:p>
          </table:table-cell>
          <table:table-cell table:number-columns-repeated="4"/>
        </table:table-row>
        <table:table-row table:style-name="ro5">
          <table:table-cell/>
          <table:table-cell table:style-name="ce63" office:value-type="string">
            <text:p>ExtQoSSubscribed_BitRate</text:p>
          </table:table-cell>
          <table:table-cell office:value-type="string">
            <text:p>Internal structure</text:p>
          </table:table-cell>
          <table:table-cell office:value-type="float" office:value="1">
            <text:p>1</text:p>
          </table:table-cell>
          <table:table-cell table:number-columns-repeated="4"/>
        </table:table-row>
        <table:table-row table:style-name="ro5">
          <table:table-cell/>
          <table:table-cell table:style-name="ce63" office:value-type="string">
            <text:p>ExtQoSSubscribed_BitRateExtended</text:p>
          </table:table-cell>
          <table:table-cell office:value-type="string">
            <text:p>Internal structure</text:p>
          </table:table-cell>
          <table:table-cell office:value-type="float" office:value="1">
            <text:p>1</text:p>
          </table:table-cell>
          <table:table-cell table:number-columns-repeated="4"/>
        </table:table-row>
        <table:table-row table:style-name="ro5">
          <table:table-cell/>
          <table:table-cell table:style-name="ce63" office:value-type="string">
            <text:p>ExtQoSSubscribed_TransferDelay</text:p>
          </table:table-cell>
          <table:table-cell office:value-type="string">
            <text:p>Internal structure</text:p>
          </table:table-cell>
          <table:table-cell office:value-type="float" office:value="1">
            <text:p>1</text:p>
          </table:table-cell>
          <table:table-cell table:number-columns-repeated="4"/>
        </table:table-row>
        <table:table-row table:style-name="ro5">
          <table:table-cell/>
          <table:table-cell table:style-name="ce60" office:value-type="string">
            <text:p>ExtSSDat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60" office:value-type="string">
            <text:p>ExtSSInfo</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table:style-name="ce60" office:value-type="string">
            <text:p>ExtSSStatus</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ExtTeleserviceCode</text:p>
          </table:table-cell>
          <table:table-cell office:value-type="string">
            <text:p>OCTE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FQDN</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GMLCRestriction</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GPRSCamelTDPDat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GPRSCSI</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60" office:value-type="string">
            <text:p>GPRSSubscriptionDat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GPRSSubscriptionDataWithdraw</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office:value-type="string">
            <text:p>GPRSTriggerDetectionPoint</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4">
          <table:table-cell/>
          <table:table-cell table:style-name="ce60" office:value-type="string">
            <text:p>GroupId</text:p>
          </table:table-cell>
          <table:table-cell table:style-name="ce68"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5">
          <table:table-cell/>
          <table:table-cell table:style-name="ce60" office:value-type="string">
            <text:p>InterCUGRestrictions</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5">
          <table:table-cell/>
          <table:table-cell office:value-type="string">
            <text:p>IntraCUGOptions</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LCSInformation</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LCSPrivacyClass</text:p>
          </table:table-cell>
          <table:table-cell office:value-type="string">
            <text:p>SEQUENCE</text:p>
          </table:table-cell>
          <table:table-cell office:value-type="float" office:value="1">
            <text:p>1</text:p>
          </table:table-cell>
          <table:table-cell table:number-columns-repeated="4"/>
        </table:table-row>
        <table:table-row table:style-name="ro4">
          <table:table-cell/>
          <table:table-cell table:style-name="ce60" office:value-type="string">
            <text:p>LongGroupId</text:p>
          </table:table-cell>
          <table:table-cell table:style-name="ce68"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5">
          <table:table-cell/>
          <table:table-cell office:value-type="string">
            <text:p>LSAAttributes</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LSADat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LSAIdentity</text:p>
          </table:table-cell>
          <table:table-cell office:value-type="string">
            <text:p>OCTE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LSAInformation</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LSAInformationWithdraw</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office:value-type="string">
            <text:p>LSAOnlyAccessIndicator</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MatchTyp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60" office:value-type="string">
            <text:p>MCSI</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MCSS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MGCSI</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MMCode</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5">
          <table:table-cell/>
          <table:table-cell office:value-type="string">
            <text:p>MOLRClass</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MTsmsCAMELTDPCriteri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MTSMSTPDUTyp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NetworkAccessMod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NotificationToMSUser</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OBcsmCamelTDPCriteri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OBcsmCamelTDPDat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OBcsmTriggerDetectionPoint</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OCSI</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ODBDat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60" office:value-type="string">
            <text:p>ODBGeneralData</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table:style-name="ce60" office:value-type="string">
            <text:p>ODBHPLMNData</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OfferedCamel4Functionalities</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PDNGWAllocationTyp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PDNGWIdentity</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56"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8"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office:value-type="string">
            <text:p>PDPType</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ce56"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QoSSubscribed</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ce62" office:value-type="string">
            <text:p>QoSSubscribed_ReliabilityClass</text:p>
          </table:table-cell>
          <table:table-cell office:value-type="string">
            <text:p>ENUMERATED</text:p>
          </table:table-cell>
          <table:table-cell office:value-type="float" office:value="1">
            <text:p>1</text:p>
          </table:table-cell>
          <table:table-cell table:number-columns-repeated="4"/>
        </table:table-row>
        <table:table-row table:style-name="ro5">
          <table:table-cell/>
          <table:table-cell table:style-name="ce62" office:value-type="string">
            <text:p>QoSSubscribed_DelayClass</text:p>
          </table:table-cell>
          <table:table-cell office:value-type="string">
            <text:p>ENUMERATED</text:p>
          </table:table-cell>
          <table:table-cell office:value-type="float" office:value="1">
            <text:p>1</text:p>
          </table:table-cell>
          <table:table-cell table:number-columns-repeated="4"/>
        </table:table-row>
        <table:table-row table:style-name="ro5">
          <table:table-cell/>
          <table:table-cell table:style-name="ce62" office:value-type="string">
            <text:p>QoSSubscribed_PrecedenceClass</text:p>
          </table:table-cell>
          <table:table-cell office:value-type="string">
            <text:p>ENUMERATED</text:p>
          </table:table-cell>
          <table:table-cell office:value-type="float" office:value="1">
            <text:p>1</text:p>
          </table:table-cell>
          <table:table-cell table:number-columns-repeated="4"/>
        </table:table-row>
        <table:table-row table:style-name="ro5">
          <table:table-cell/>
          <table:table-cell table:style-name="ce62" office:value-type="string">
            <text:p>QoSSubscribed_PeakThroughput</text:p>
          </table:table-cell>
          <table:table-cell office:value-type="string">
            <text:p>ENUMERATED</text:p>
          </table:table-cell>
          <table:table-cell office:value-type="float" office:value="1">
            <text:p>1</text:p>
          </table:table-cell>
          <table:table-cell table:number-columns-repeated="4"/>
        </table:table-row>
        <table:table-row table:style-name="ro5">
          <table:table-cell/>
          <table:table-cell table:style-name="ce62" office:value-type="string">
            <text:p>QoSSubscribed_MeanThroughput</text:p>
          </table:table-cell>
          <table:table-cell office:value-type="string">
            <text:p>ENUMERATED</text:p>
          </table:table-cell>
          <table:table-cell office:value-type="float" office:value="1">
            <text:p>1</text:p>
          </table:table-cell>
          <table:table-cell table:number-columns-repeated="4"/>
        </table:table-row>
        <table:table-row table:style-name="ro5">
          <table:table-cell/>
          <table:table-cell office:value-type="string">
            <text:p>RegionalSubscriptionRespons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ServiceType</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SGSNCAMELSubscription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60" office:value-type="string">
            <text:p>SMSCAMELTDPDat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SMSCSI</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SMSTriggerDetectionPoint</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6"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SpecificCSIWithdraw</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SSCamelDat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SSCSI</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SubscriberStatus</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SupportedCamelPhases</text:p>
          </table:table-cell>
          <table:table-cell office:value-type="string">
            <text:p>BI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TBCSMCAMELTDPCriteri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TBcsmCamelTDPDat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TBcsmTriggerDetectionPoint</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TCSI</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TeleserviceCode</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VlrCamelSubscription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VoiceBroadcastDat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VoiceGroupCallDat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60" office:value-type="string">
            <text:p>ZoneCode</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Default" table:number-columns-repeated="2"/>
          <table:table-cell table:number-columns-repeated="5"/>
        </table:table-row>
        <table:table-row table:style-name="ro5">
          <table:table-cell table:style-name="ce53" office:value-type="string">
            <text:p>Subscriber Information services</text:p>
          </table:table-cell>
          <table:table-cell table:style-name="Default" table:number-columns-repeated="2"/>
          <table:table-cell table:number-columns-repeated="5"/>
        </table:table-row>
        <table:table-row table:style-name="ro5">
          <table:table-cell/>
          <table:table-cell office:value-type="string">
            <text:p>AdditionalRequestedCAMELSubscriptionInfo</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6" office:value-type="string">
            <text:p>CallBarr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CallForward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CallHold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CallWait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Cli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Cli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DomainTyp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6" office:value-type="string">
            <text:p>Ec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8" office:value-type="string">
            <text:p>EUtranCgi</text:p>
          </table:table-cell>
          <table:table-cell office:value-type="string">
            <text:p>OCTET STRING</text:p>
          </table:table-cell>
          <table:table-cell/>
          <table:table-cell office:value-type="float" office:value="1">
            <text:p>1</text:p>
          </table:table-cell>
          <table:table-cell/>
          <table:table-cell table:style-name="ce70" office:value-type="string">
            <text:p>+</text:p>
          </table:table-cell>
          <table:table-cell/>
        </table:table-row>
        <table:table-row table:style-name="ro5">
          <table:table-cell/>
          <table:table-cell table:style-name="ce56"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ExtC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GeodeticInformation</text:p>
          </table:table-cell>
          <table:table-cell office:value-type="string">
            <text:p>OCTE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GeographicalInformation</text:p>
          </table:table-cell>
          <table:table-cell office:value-type="string">
            <text:p>OCTE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8"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LIPAPermission</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LocationInformation</text:p>
          </table:table-cell>
          <table:table-cell office:value-type="string">
            <text:p>SEQUENCE</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LocationInformationEPS</text:p>
          </table:table-cell>
          <table:table-cell office:value-type="string">
            <text:p>SEQUENCE</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LocationNumberMap</text:p>
          </table:table-cell>
          <table:table-cell office:value-type="string">
            <text:p>OCTE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ModificationInstruction</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6"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8" office:value-type="string">
            <text:p>MSClassmark2</text:p>
          </table:table-cell>
          <table:table-cell office:value-type="string">
            <text:p>OCTET STRING</text:p>
          </table:table-cell>
          <table:table-cell/>
          <table:table-cell office:value-type="float" office:value="1">
            <text:p>1</text:p>
          </table:table-cell>
          <table:table-cell/>
          <table:table-cell table:style-name="ce70" office:value-type="string">
            <text:p>+</text:p>
          </table:table-cell>
          <table:table-cell/>
        </table:table-row>
        <table:table-row table:style-name="ro5">
          <table:table-cell/>
          <table:table-cell table:style-name="ce56" office:value-type="string">
            <text:p>MSISDNB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8"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table:style-name="ce58"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office:value-type="string">
            <text:p>NotReachableReason</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NumberPortabilityStatus</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6" office:value-type="string">
            <text:p>OD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PDPContext</text:p>
          </table:table-cell>
          <table:table-cell office:value-type="string">
            <text:p>SEQUENCE</text:p>
          </table:table-cell>
          <table:table-cell office:value-type="float" office:value="1">
            <text:p>1</text:p>
          </table:table-cell>
          <table:table-cell table:number-columns-repeated="2"/>
          <table:table-cell table:style-name="ce71" table:number-columns-repeated="2"/>
        </table:table-row>
        <table:table-row table:style-name="ro5">
          <table:table-cell/>
          <table:table-cell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office:value-type="string">
            <text:p>PSSubscriberStateChoic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8"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office:value-type="string">
            <text:p>RequestedCAMELSubscriptionInfo</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56"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Requested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4">
          <table:table-cell/>
          <table:table-cell office:value-type="string">
            <text:p>RouteingNumber</text:p>
          </table:table-cell>
          <table:table-cell table:style-name="ce68"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5">
          <table:table-cell/>
          <table:table-cell table:style-name="ce56"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SIPTOPermission</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Subscriber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SubscriberState</text:p>
          </table:table-cell>
          <table:table-cell office:value-type="string">
            <text:p>CHOICE</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5">
          <table:table-cell/>
          <table:table-cell table:style-name="ce58" office:value-type="string">
            <text:p>TAId</text:p>
          </table:table-cell>
          <table:table-cell office:value-type="string">
            <text:p>OCTET STRING</text:p>
          </table:table-cell>
          <table:table-cell/>
          <table:table-cell office:value-type="float" office:value="1">
            <text:p>1</text:p>
          </table:table-cell>
          <table:table-cell/>
          <table:table-cell table:style-name="ce70" office:value-type="string">
            <text:p>+</text:p>
          </table:table-cell>
          <table:table-cell/>
        </table:table-row>
        <table:table-row table:style-name="ro5">
          <table:table-cell/>
          <table:table-cell table:style-name="ce58"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table:style-name="ce58"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office:value-type="string">
            <text:p>UserCSGInformation</text:p>
          </table:table-cell>
          <table:table-cell office:value-type="string">
            <text:p>SEQUENCE</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Default" table:number-columns-repeated="2"/>
          <table:table-cell table:number-columns-repeated="5"/>
        </table:table-row>
        <table:table-row table:style-name="ro5">
          <table:table-cell table:style-name="ce54" office:value-type="string">
            <text:p>oam</text:p>
          </table:table-cell>
          <table:table-cell table:style-name="Default" table:number-columns-repeated="2"/>
          <table:table-cell table:number-columns-repeated="5"/>
        </table:table-row>
        <table:table-row table:style-name="ro5">
          <table:table-cell/>
          <table:table-cell office:value-type="string">
            <text:p>AreaScope</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BMSCEvent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BMSCInterface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ENBInterface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GGSNEvent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GGSNInterface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JobTyp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8" office:value-type="string">
            <text:p>ListOfMeasurements</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office:value-type="string">
            <text:p>LoggingDuration</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LoggingInterval</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MDTConfiguration</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MGWEvent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MGWInterface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MMEEvent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MMEInterface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MSCSEvent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MSCSInterface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PGWEvent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PGWInterface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ReportAmount</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8" office:value-type="string">
            <text:p>ReportingTrigger</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office:value-type="string">
            <text:p>ReportInterval</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RNCInterface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SGSNEvent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SGSNInterface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SGWEvent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SGWInterface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TraceDepth</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TraceDepthList</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TraceEventList</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TraceInterfaceList</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TraceNEType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table:style-name="ce56"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TraceReference</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TraceReference2</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TraceType</text:p>
          </table:table-cell>
          <table:table-cell office:value-type="string">
            <text:p>INTEGER</text:p>
          </table:table-cell>
          <table:table-cell office:value-type="float" office:value="1">
            <text:p>1</text:p>
          </table:table-cell>
          <table:table-cell table:number-columns-repeated="4"/>
        </table:table-row>
        <table:table-row table:style-name="ro5">
          <table:table-cell/>
          <table:table-cell table:style-name="Default" table:number-columns-repeated="2"/>
          <table:table-cell table:number-columns-repeated="5"/>
        </table:table-row>
        <table:table-row table:style-name="ro5">
          <table:table-cell table:style-name="ce53" office:value-type="string">
            <text:p>Call Handling Services</text:p>
          </table:table-cell>
          <table:table-cell table:style-name="Default" table:number-columns-repeated="2"/>
          <table:table-cell table:number-columns-repeated="5"/>
        </table:table-row>
        <table:table-row table:style-name="ro5">
          <table:table-cell/>
          <table:table-cell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CallDiversionTreatmentIndicator</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5">
          <table:table-cell/>
          <table:table-cell office:value-type="string">
            <text:p>CallOutcom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CallReferenceNumber</text:p>
          </table:table-cell>
          <table:table-cell office:value-type="string">
            <text:p>OCTE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6"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CallTerminationIndicator</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Camel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60" office:value-type="string">
            <text:p>CamelRouting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CCBSIndicators</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CCBSSubscriberStatus</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6"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60" office:value-type="string">
            <text:p>CUGCheck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56"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60" office:value-type="string">
            <text:p>ExtendedRoutingInfo</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table:style-name="ce64"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5">
          <table:table-cell/>
          <table:table-cell table:style-name="ce65" office:value-type="string">
            <text:p>GmscCamelSubscriptionInfo</text:p>
          </table:table-cell>
          <table:table-cell office:value-type="string">
            <text:p>SEQUENCE</text:p>
          </table:table-cell>
          <table:table-cell/>
          <table:table-cell office:value-type="float" office:value="1">
            <text:p>1</text:p>
          </table:table-cell>
          <table:table-cell table:number-columns-repeated="3"/>
        </table:table-row>
        <table:table-row table:style-name="ro5">
          <table:table-cell/>
          <table:table-cell office:value-type="string">
            <text:p>InterrogationTyp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MonitoringMod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ReportingStat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RoutingInfo</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office:value-type="string">
            <text:p>RUFOutcom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6"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TalkerPriority</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UnavailabilityCaus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62" office:value-type="string">
            <text:p>UUI</text:p>
          </table:table-cell>
          <table:table-cell office:value-type="string">
            <text:p>OCTE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62" office:value-type="string">
            <text:p>UUIndicator</text:p>
          </table:table-cell>
          <table:table-cell office:value-type="string">
            <text:p>OCTE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UUData</text:p>
          </table:table-cell>
          <table:table-cell office:value-type="string">
            <text:p>SEQUENCE</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Default" table:number-columns-repeated="2"/>
          <table:table-cell table:number-columns-repeated="5"/>
        </table:table-row>
        <table:table-row table:style-name="ro5">
          <table:table-cell table:style-name="ce53" office:value-type="string">
            <text:p>Supplementary services</text:p>
          </table:table-cell>
          <table:table-cell table:style-name="Default" table:number-columns-repeated="2"/>
          <table:table-cell table:number-columns-repeated="5"/>
        </table:table-row>
        <table:table-row table:style-name="ro5">
          <table:table-cell/>
          <table:table-cell office:value-type="string">
            <text:p>CallBarringFeature</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CallBarring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56"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CCBSFeature</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CCBSRequestStat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CliRestrictionOption</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ForwardingFeature</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Forwarding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ForwardingReason</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GenericService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GuidanceInfo</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OverrideCategory</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4">
          <table:table-cell/>
          <table:table-cell office:value-type="string">
            <text:p>Password</text:p>
          </table:table-cell>
          <table:table-cell office:value-type="string">
            <text:p>NumericString</text:p>
          </table:table-cell>
          <table:table-cell office:value-type="float" office:value="1">
            <text:p>1</text:p>
          </table:table-cell>
          <table:table-cell table:number-columns-repeated="4"/>
        </table:table-row>
        <table:table-row table:style-name="ro5">
          <table:table-cell/>
          <table:table-cell table:style-name="ce56"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66" office:value-type="string">
            <text:p>SSCode</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office:value-type="string">
            <text:p>SSDat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SSForBSCode</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SSInfo</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table:style-name="ce60" office:value-type="string">
            <text:p>SSStatus</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ce60" office:value-type="string">
            <text:p>SSSubscriptionOption</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table:style-name="Default" table:number-columns-repeated="2"/>
          <table:table-cell table:number-columns-repeated="5"/>
        </table:table-row>
        <table:table-row table:style-name="ro5">
          <table:table-cell table:style-name="ce53" office:value-type="string">
            <text:p>short message service</text:p>
          </table:table-cell>
          <table:table-cell table:style-name="Default" table:number-columns-repeated="2"/>
          <table:table-cell table:number-columns-repeated="5"/>
        </table:table-row>
        <table:table-row table:style-name="ro5">
          <table:table-cell/>
          <table:table-cell office:value-type="string">
            <text:p>AlertReason</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5">
          <table:table-cell/>
          <table:table-cell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SMDeliveryOutcom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Default" table:number-columns-repeated="2"/>
          <table:table-cell table:number-columns-repeated="5"/>
        </table:table-row>
        <table:table-row table:style-name="ro15">
          <table:table-cell table:style-name="ce55"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5">
          <table:table-cell/>
          <table:table-cell office:value-type="string">
            <text:p>AccuracyFulfilmentIndicator</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8" office:value-type="string">
            <text:p>Add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office:value-type="string">
            <text:p>AdditionalNumber</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office:value-type="string">
            <text:p>Are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AreaDefinition</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AreaEvent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AreaIdentification</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AreaTyp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DeferredLocationEventType</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DeferredmtlrDat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ExtGeographicalInformation</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ce58" office:value-type="string">
            <text:p>Ge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office:value-type="string">
            <text:p>LCSClientExternalID</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LCSClientID</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LCSClientInternalID</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LCSClientName</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LCSClientTyp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LCSCodeword</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LCSEvent</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LCSFormatIndicator</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LCSLocation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LCSPriority</text:p>
          </table:table-cell>
          <table:table-cell office:value-type="string">
            <text:p>OCTET STRING (as enum)</text:p>
          </table:table-cell>
          <table:table-cell office:value-type="float" office:value="1">
            <text:p>1</text:p>
          </table:table-cell>
          <table:table-cell table:number-columns-repeated="4"/>
        </table:table-row>
        <table:table-row table:style-name="ro5">
          <table:table-cell/>
          <table:table-cell office:value-type="string">
            <text:p>LCSPrivacyCheck</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LCSQoS</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LCSRequestorID</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LocationEstimateTyp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LocationType</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OccurrenceInfo</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PeriodicLDR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58" office:value-type="string">
            <text:p>PositioningData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office:value-type="string">
            <text:p>PrivacyCheckRelatedAction</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RANTechnology</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ReportingPLMN</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ReportingPLMNList</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ResponseTime</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ResponseTimeCategory</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ServingNodeAddress</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office:value-type="string">
            <text:p>SLRArgExtensionContainer</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SLRArgPCSExtensions</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SupportedGADShapes</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TerminationCaus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8" office:value-type="string">
            <text:p>Ut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table:style-name="ce58" office:value-type="string">
            <text:p>UtranPositioningDataInfo</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office:value-type="string">
            <text:p>VelocityEstimate</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Default" table:number-columns-repeated="2"/>
          <table:table-cell table:number-columns-repeated="5"/>
        </table:table-row>
        <table:table-row table:style-name="ro5">
          <table:table-cell/>
          <table:table-cell table:style-name="Default" table:number-columns-repeated="2"/>
          <table:table-cell table:formula="of:=SUM([.D7:.D488])" office:value-type="float" office:value="350">
            <text:p>350</text:p>
          </table:table-cell>
          <table:table-cell table:formula="of:=SUM([.E7:.E488])" office:value-type="float" office:value="25">
            <text:p>25</text:p>
          </table:table-cell>
          <table:table-cell table:formula="of:=SUM([.F7:.F488])" office:value-type="float" office:value="83">
            <text:p>83</text:p>
          </table:table-cell>
          <table:table-cell/>
          <table:table-cell table:formula="of:=[.D490]+[.E490]+[.F490]" office:value-type="float" office:value="458">
            <text:p>458</text:p>
          </table:table-cell>
        </table:table-row>
      </table:table>
      <table:table table:name="Errors" table:style-name="ta1" table:print="false">
        <table:table-column table:style-name="co1" table:default-cell-style-name="Default"/>
        <table:table-column table:style-name="co14" table:default-cell-style-name="Default"/>
        <table:table-row table:style-name="ro3" table:number-rows-repeated="6">
          <table:table-cell table:number-columns-repeated="2"/>
        </table:table-row>
        <table:table-row table:style-name="ro3">
          <table:table-cell/>
          <table:table-cell table:style-name="ce56" office:value-type="string">
            <text:p>MAPErrorMessageBusySubscriber</text:p>
          </table:table-cell>
        </table:table-row>
        <table:table-row table:style-name="ro3">
          <table:table-cell/>
          <table:table-cell table:style-name="ce56" office:value-type="string">
            <text:p>MAPErrorMessageCUGReject</text:p>
          </table:table-cell>
        </table:table-row>
        <table:table-row table:style-name="ro3">
          <table:table-cell/>
          <table:table-cell table:style-name="ce56" office:value-type="string">
            <text:p>MAPErrorMessageRoamingNotAllowed</text:p>
          </table:table-cell>
        </table:table-row>
        <table:table-row table:style-name="ro3">
          <table:table-cell/>
          <table:table-cell table:style-name="ce56" office:value-type="string">
            <text:p>MAPErrorMessageSsErrorStatus</text:p>
          </table:table-cell>
        </table:table-row>
        <table:table-row table:style-name="ro3">
          <table:table-cell/>
          <table:table-cell table:style-name="ce56" office:value-type="string">
            <text:p>MAPErrorMessageSsIncompatibility</text:p>
          </table:table-cell>
        </table:table-row>
        <table:table-row table:style-name="ro3">
          <table:table-cell/>
          <table:table-cell table:style-name="ce56" office:value-type="string">
            <text:p>MAPErrorMessagePwRegistrationFailur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Times-Roman" svg:font-family="Times-Roman" style:font-family-generic="roman"/>
    <style:font-face style:name="Arial" svg:font-family="Arial" style:font-family-generic="swiss"/>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1P0" style:volatile="true">
      <number:number number:decimal-places="0" number:min-integer-digits="1" number:grouping="true"/>
      <number:text>р.</number:text>
    </number:number-style>
    <number:number-style style:name="N111">
      <number:text>-</number:text>
      <number:number number:decimal-places="0" number:min-integer-digits="1" number:grouping="true"/>
      <number:text>р.</number:text>
      <style:map style:condition="value()&gt;=0" style:apply-style-name="N111P0"/>
    </number:number-style>
    <number:number-style style:name="N112P0" style:volatile="true">
      <number:number number:decimal-places="0" number:min-integer-digits="1" number:grouping="true"/>
      <number:text>р.</number:text>
    </number:number-style>
    <number:number-style style:name="N112">
      <style:text-properties fo:color="#ff0000"/>
      <number:text>-</number:text>
      <number:number number:decimal-places="0" number:min-integer-digits="1" number:grouping="true"/>
      <number:text>р.</number:text>
      <style:map style:condition="value()&gt;=0" style:apply-style-name="N112P0"/>
    </number:number-style>
    <number:number-style style:name="N114P0" style:volatile="true">
      <number:number number:decimal-places="2" number:min-integer-digits="1" number:grouping="true"/>
      <number:text>р.</number:text>
    </number:number-style>
    <number:number-style style:name="N114">
      <number:text>-</number:text>
      <number:number number:decimal-places="2" number:min-integer-digits="1" number:grouping="true"/>
      <number:text>р.</number:text>
      <style:map style:condition="value()&gt;=0" style:apply-style-name="N114P0"/>
    </number:number-style>
    <number:number-style style:name="N115P0" style:volatile="true">
      <number:number number:decimal-places="2" number:min-integer-digits="1" number:grouping="true"/>
      <number:text>р.</number:text>
    </number:number-style>
    <number:number-style style:name="N115">
      <style:text-properties fo:color="#ff0000"/>
      <number:text>-</number:text>
      <number:number number:decimal-places="2" number:min-integer-digits="1" number:grouping="true"/>
      <number:text>р.</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р. </number:text>
    </number:number-style>
    <number:number-style style:name="N127P1" style:volatile="true">
      <number:text>-</number:text>
      <number:number number:decimal-places="0" number:min-integer-digits="1" number:grouping="true"/>
      <number:text>р. </number:text>
    </number:number-style>
    <number:number-style style:name="N127P2" style:volatile="true">
      <number:text> -р.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р. </number:text>
    </number:number-style>
    <number:number-style style:name="N135P1" style:volatile="true">
      <number:text>-</number:text>
      <number:number number:decimal-places="2" number:min-integer-digits="1" number:grouping="true"/>
      <number:text>р. </number:text>
    </number:number-style>
    <number:number-style style:name="N135P2" style:volatile="true">
      <number:text> -</number:text>
      <number:number number:decimal-places="0" number:min-integer-digits="0"/>
      <number:text>р.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Да</number:text>
    </number:number-style>
    <number:number-style style:name="N141P1" style:volatile="true">
      <number:text>Да</number:text>
    </number:number-style>
    <number:number-style style:name="N141">
      <number:text>Нет</number:text>
      <style:map style:condition="value()&gt;0" style:apply-style-name="N141P0"/>
      <style:map style:condition="value()&lt;0" style:apply-style-name="N141P1"/>
    </number:number-style>
    <number:number-style style:name="N143P0" style:volatile="true">
      <number:text>Истина</number:text>
    </number:number-style>
    <number:number-style style:name="N143P1" style:volatile="true">
      <number:text>Истина</number:text>
    </number:number-style>
    <number:number-style style:name="N143">
      <number:text>Ложь</number:text>
      <style:map style:condition="value()&gt;0" style:apply-style-name="N143P0"/>
      <style:map style:condition="value()&lt;0" style:apply-style-name="N143P1"/>
    </number:number-style>
    <number:number-style style:name="N145P0" style:volatile="true">
      <number:text>Вкл</number:text>
    </number:number-style>
    <number:number-style style:name="N145P1" style:volatile="true">
      <number:text>Вкл</number:text>
    </number:number-style>
    <number:number-style style:name="N145">
      <number:text>Выкл</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0" number:min-integer-digits="3" number:grouping="true"/>
      <number:text> </number:text>
    </number:currency-style>
    <number:currency-style style:name="N147">
      <style:text-properties fo:color="#ff0000"/>
      <number:text>(</number:text>
      <number:currency-symbol>€</number:currency-symbol>
      <number:text> </number:text>
      <number:number number:decimal-places="0" number:min-integer-digits="3" number:grouping="true"/>
      <number:text>)</number:text>
      <style:map style:condition="value()&gt;=0" style:apply-style-name="N147P0"/>
    </number:currency-style>
    <number:currency-style style:name="N148P0" style:volatile="true">
      <number:number number:decimal-places="2" number:min-integer-digits="1" number:grouping="true"/>
      <number:text> </number:text>
      <number:currency-symbol number:language="ru" number:country="RU">руб.</number:currency-symbol>
    </number:currency-style>
    <number:currency-style style:name="N14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8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19">19.07.2015</text:date>, <text:time>09:48: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5-07-19T09:48:30.80</dc:date>
    <meta:editing-duration>P35DT5H10M31S</meta:editing-duration>
    <meta:editing-cycles>662</meta:editing-cycles>
    <meta:generator>OpenOffice/4.1.1$Win32 OpenOffice.org_project/411m6$Build-9775</meta:generator>
    <meta:document-statistic meta:table-count="3" meta:cell-count="2088" meta:object-count="0"/>
    <meta:user-defined meta:name="Поле 1"/>
    <meta:user-defined meta:name="Поле 2"/>
    <meta:user-defined meta:name="Поле 3"/>
    <meta:user-defined meta:name="Поле 4"/>
  </office:meta>
</office:document-meta>
</file>